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ce style:name="TimesNewRomanPSMT" svg:font-family="TimesNewRomanPSMT" style:font-family-generic="roman"/>
    <style:font-face style:name="Aharoni" svg:font-family="Aharo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5">
      <style:paragraph-properties fo:margin-top="0in" fo:margin-bottom="0in" style:contextual-spacing="false" fo:line-height="150%" fo:text-align="justify" style:justify-single-word="false" fo:background-color="transparent" style:writing-mode="lr-tb">
        <style:background-image/>
      </style:paragraph-properties>
      <style:text-properties style:font-name="Times New Roman1" fo:font-size="14pt" fo:language="uk" fo:country="UA" style:font-size-asian="14pt" style:font-size-complex="14pt"/>
    </style:style>
    <style:style style:name="P2" style:family="paragraph" style:parent-style-name="Standard" style:list-style-name="L3">
      <style:paragraph-properties fo:margin-top="0in" fo:margin-bottom="0in" style:contextual-spacing="false" fo:line-height="150%" fo:text-align="justify" style:justify-single-word="false" fo:background-color="transparent" style:writing-mode="lr-tb">
        <style:background-image/>
      </style:paragraph-properties>
      <style:text-properties style:font-name="Times New Roman1" fo:font-size="14pt" fo:language="uk" fo:country="UA"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in" fo:margin-right="-0.0008in" fo:margin-top="0in" fo:margin-bottom="0in" style:contextual-spacing="false" fo:line-height="150%" fo:text-align="justify" style:justify-single-word="false" fo:text-indent="0in" style:auto-text-indent="false" style:snap-to-layout-grid="false" style:writing-mode="lr-tb"/>
      <style:text-properties style:font-name="Times New Roman1" fo:font-size="14pt" officeooo:rsid="0017399e" officeooo:paragraph-rsid="00224070" style:font-size-asian="14pt" style:font-size-complex="14pt"/>
    </style:style>
    <style:style style:name="P4" style:family="paragraph" style:parent-style-name="Text_20_body">
      <style:text-properties fo:font-variant="normal" fo:text-transform="none" fo:color="#000000" style:text-line-through-style="none" style:text-line-through-type="none" style:font-name="Times New Roman1" fo:font-size="14.25pt" fo:language="uk" fo:country="UA" fo:font-style="normal" style:text-underline-style="none" fo:font-weight="normal" officeooo:paragraph-rsid="00344cdf" style:text-blinking="false" fo:background-color="transparent"/>
    </style:style>
    <style:style style:name="P5" style:family="paragraph" style:parent-style-name="Text_20_body">
      <style:paragraph-properties fo:line-height="150%"/>
      <style:text-properties fo:font-variant="normal" fo:text-transform="none" fo:color="#000000" style:text-line-through-style="none" style:text-line-through-type="none" style:font-name="Times New Roman1" fo:font-size="14pt" fo:font-style="normal" style:text-underline-style="none" fo:font-weight="normal" officeooo:paragraph-rsid="0027812d" style:text-blinking="false" fo:background-color="transparent" style:font-size-asian="14pt" style:font-size-complex="14pt"/>
    </style:style>
    <style:style style:name="P6" style:family="paragraph" style:parent-style-name="Text_20_body">
      <style:text-properties style:font-name="Times New Roman1" fo:language="uk" fo:country="UA"/>
    </style:style>
    <style:style style:name="P7" style:family="paragraph" style:parent-style-name="Text_20_body">
      <style:paragraph-properties fo:line-height="150%"/>
      <style:text-properties style:font-name="Times New Roman1" fo:language="uk" fo:country="UA" fo:font-weight="bold" officeooo:paragraph-rsid="00344cdf" style:font-weight-asian="bold" style:font-weight-complex="bold"/>
    </style:style>
    <style:style style:name="P8" style:family="paragraph" style:parent-style-name="Text_20_body">
      <style:paragraph-properties fo:line-height="100%"/>
      <style:text-properties style:font-name="Times New Roman1" fo:language="uk" fo:country="UA" fo:font-weight="normal" officeooo:paragraph-rsid="0010cd4f"/>
    </style:style>
    <style:style style:name="P9" style:family="paragraph" style:parent-style-name="Text_20_body">
      <style:text-properties style:font-name="Times New Roman1" fo:language="uk" fo:country="UA" officeooo:paragraph-rsid="00344cdf"/>
    </style:style>
    <style:style style:name="P10" style:family="paragraph" style:parent-style-name="Text_20_body">
      <style:paragraph-properties fo:line-height="150%"/>
      <style:text-properties style:font-name="Times New Roman1" fo:font-size="14pt" fo:language="uk" fo:country="UA" fo:font-style="italic" officeooo:rsid="0029ddc8" officeooo:paragraph-rsid="0029ddc8" style:font-size-asian="14pt" style:font-style-asian="italic" style:font-size-complex="14pt" style:font-style-complex="italic"/>
    </style:style>
    <style:style style:name="P11" style:family="paragraph" style:parent-style-name="Text_20_body">
      <style:paragraph-properties fo:line-height="150%"/>
      <style:text-properties style:font-name="Times New Roman1" fo:font-size="14pt" style:font-size-asian="14pt" style:font-size-complex="14pt"/>
    </style:style>
    <style:style style:name="P12" style:family="paragraph" style:parent-style-name="Text_20_body">
      <style:paragraph-properties fo:line-height="150%"/>
      <style:text-properties style:font-name="Times New Roman1" fo:font-size="14pt" officeooo:paragraph-rsid="0027812d" style:font-size-asian="14pt" style:font-size-complex="14pt"/>
    </style:style>
    <style:style style:name="P13" style:family="paragraph" style:parent-style-name="Text_20_body">
      <style:paragraph-properties fo:line-height="150%"/>
      <style:text-properties style:font-name="Times New Roman1" fo:font-size="14pt" officeooo:paragraph-rsid="0029ddc8" style:font-size-asian="14pt" style:font-size-complex="14pt"/>
    </style:style>
    <style:style style:name="P14" style:family="paragraph" style:parent-style-name="Text_20_body">
      <style:paragraph-properties fo:line-height="150%"/>
      <style:text-properties style:font-name="Times New Roman1" fo:font-size="14pt" fo:font-style="italic" officeooo:paragraph-rsid="00344cdf" style:font-size-asian="14pt" style:font-style-asian="italic" style:font-size-complex="14pt" style:font-style-complex="italic"/>
    </style:style>
    <style:style style:name="P15" style:family="paragraph" style:parent-style-name="Text_20_body">
      <style:paragraph-properties fo:text-align="justify" style:justify-single-word="false"/>
      <style:text-properties style:font-name="Times New Roman1" fo:font-size="11pt" fo:language="uk" fo:country="UA" fo:font-weight="bold" style:font-size-asian="11pt" style:font-weight-asian="bold" style:font-size-complex="11pt" style:font-weight-complex="bold"/>
    </style:style>
    <style:style style:name="P16" style:family="paragraph" style:parent-style-name="Text_20_body">
      <style:paragraph-properties fo:line-height="150%"/>
      <style:text-properties officeooo:paragraph-rsid="00344cdf"/>
    </style:style>
    <style:style style:name="P17"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font-weight-asian="bold" style:font-weight-complex="bold"/>
    </style:style>
    <style:style style:name="P18"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10cd4f" style:text-blinking="false" fo:background-color="transparent" style:font-weight-asian="bold" style:font-weight-complex="bold"/>
    </style:style>
    <style:style style:name="P1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20"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font-weight-asian="bold" style:font-weight-complex="bold"/>
    </style:style>
    <style:style style:name="P21"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22" style:family="paragraph" style:parent-style-name="Text_20_body">
      <style:paragraph-properties fo:margin-top="0in" fo:margin-bottom="0in" style:contextual-spacing="false" fo:line-height="150%"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23"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25"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style>
    <style:style style:name="P26"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language="uk" fo:country="UA" fo:font-style="normal" style:text-underline-style="none" fo:font-weight="normal" style:text-blinking="false" fo:background-color="transparent" style:font-size-asian="14pt" style:font-size-complex="14pt"/>
    </style:style>
    <style:style style:name="P28"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language="uk" fo:country="UA" fo:font-style="normal" style:text-underline-style="none" fo:font-weight="normal" officeooo:paragraph-rsid="0008b59a" style:text-blinking="false" fo:background-color="transparent" style:font-size-asian="14pt" style:font-size-complex="14pt"/>
    </style:style>
    <style:style style:name="P29"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language="uk" fo:country="UA" fo:font-style="normal" style:text-underline-style="none" fo:font-weight="normal" officeooo:paragraph-rsid="002d6107" style:text-blinking="false" fo:background-color="transparent" style:font-size-asian="14pt" style:font-size-complex="14pt"/>
    </style:style>
    <style:style style:name="P30"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31"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weight-asian="normal" style:font-size-complex="14pt" style:font-weight-complex="normal"/>
    </style:style>
    <style:style style:name="P32"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size-complex="14pt"/>
    </style:style>
    <style:style style:name="P33"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2pt" fo:language="uk" fo:country="UA" fo:font-style="normal" style:text-underline-style="none" fo:font-weight="bold" style:text-blinking="false" fo:background-color="transparent"/>
    </style:style>
    <style:style style:name="P34"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1pt" fo:language="uk" fo:country="UA" fo:font-style="normal" style:text-underline-style="none" fo:font-weight="bold" style:text-blinking="false" fo:background-color="transparent" style:font-size-asian="11pt" style:font-weight-asian="bold" style:font-size-complex="11pt" style:font-weight-complex="bold"/>
    </style:style>
    <style:style style:name="P35" style:family="paragraph" style:parent-style-name="Text_20_body">
      <style:paragraph-properties fo:margin-top="0in" fo:margin-bottom="0in" style:contextual-spacing="false" fo:line-height="100%" fo:text-align="center" style:justify-single-word="false" style:writing-mode="lr-tb"/>
      <style:text-properties style:font-name="Times New Roman1" fo:language="uk" fo:country="UA" officeooo:paragraph-rsid="0017d26e"/>
    </style:style>
    <style:style style:name="P36" style:family="paragraph" style:parent-style-name="Text_20_body">
      <style:paragraph-properties fo:margin-top="0in" fo:margin-bottom="0in" style:contextual-spacing="false" fo:line-height="100%" fo:text-align="center" style:justify-single-word="false" style:writing-mode="lr-tb"/>
      <style:text-properties style:font-name="Times New Roman1" fo:language="uk" fo:country="UA" officeooo:rsid="0019ad32" officeooo:paragraph-rsid="0019ad32"/>
    </style:style>
    <style:style style:name="P37" style:family="paragraph" style:parent-style-name="Text_20_body">
      <style:paragraph-properties fo:margin-top="0in" fo:margin-bottom="0in" style:contextual-spacing="false" fo:line-height="150%" fo:text-align="end" style:justify-single-word="false" style:writing-mode="lr-tb"/>
      <style:text-properties style:font-name="Times New Roman1" fo:language="uk" fo:country="UA"/>
    </style:style>
    <style:style style:name="P38"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language="uk" fo:country="UA" fo:font-weight="bold" style:font-size-asian="14pt" style:font-weight-asian="bold" style:font-size-complex="14pt" style:font-weight-complex="bold"/>
    </style:style>
    <style:style style:name="P39"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language="uk" fo:country="UA" style:font-size-asian="14pt" style:font-size-complex="14pt"/>
    </style:style>
    <style:style style:name="P40"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language="uk" fo:country="UA" officeooo:paragraph-rsid="0010cd4f" style:font-size-asian="14pt" style:font-size-complex="14pt"/>
    </style:style>
    <style:style style:name="P41"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language="uk" fo:country="UA" officeooo:paragraph-rsid="0008b59a" style:font-size-asian="14pt" style:font-size-complex="14pt"/>
    </style:style>
    <style:style style:name="P42"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language="uk" fo:country="UA" fo:font-style="italic" officeooo:rsid="0029ddc8" officeooo:paragraph-rsid="0029ddc8" style:font-size-asian="14pt" style:font-style-asian="italic" style:font-size-complex="14pt" style:font-style-complex="italic"/>
    </style:style>
    <style:style style:name="P43"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style:font-size-asian="14pt" style:font-size-complex="14pt"/>
    </style:style>
    <style:style style:name="P44"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officeooo:paragraph-rsid="0024ee08" style:font-size-asian="14pt" style:font-size-complex="14pt"/>
    </style:style>
    <style:style style:name="P45"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officeooo:paragraph-rsid="00238d72" style:font-size-asian="14pt" style:font-size-complex="14pt"/>
    </style:style>
    <style:style style:name="P46" style:family="paragraph" style:parent-style-name="Text_20_body" style:list-style-name="L14">
      <style:paragraph-properties fo:margin-top="0in" fo:margin-bottom="0in" style:contextual-spacing="false" fo:line-height="150%" fo:text-align="justify" style:justify-single-word="false" style:writing-mode="lr-tb"/>
      <style:text-properties style:font-name="Times New Roman1" fo:font-size="14pt" officeooo:paragraph-rsid="0027812d" style:font-size-asian="14pt" style:font-size-complex="14pt"/>
    </style:style>
    <style:style style:name="P47" style:family="paragraph" style:parent-style-name="Text_20_body" style:list-style-name="L15">
      <style:paragraph-properties fo:margin-top="0in" fo:margin-bottom="0in" style:contextual-spacing="false" fo:line-height="150%" fo:text-align="justify" style:justify-single-word="false" style:writing-mode="lr-tb"/>
      <style:text-properties style:font-name="Times New Roman1" fo:font-size="14pt" officeooo:paragraph-rsid="0027812d" style:font-size-asian="14pt" style:font-size-complex="14pt"/>
    </style:style>
    <style:style style:name="P48" style:family="paragraph" style:parent-style-name="Text_20_body" style:list-style-name="L16">
      <style:paragraph-properties fo:margin-top="0in" fo:margin-bottom="0in" style:contextual-spacing="false" fo:line-height="150%" fo:text-align="justify" style:justify-single-word="false" style:writing-mode="lr-tb"/>
      <style:text-properties style:font-name="Times New Roman1" fo:font-size="14pt" officeooo:paragraph-rsid="0029ddc8" style:font-size-asian="14pt" style:font-size-complex="14pt"/>
    </style:style>
    <style:style style:name="P49" style:family="paragraph" style:parent-style-name="Text_20_body" style:list-style-name="L17">
      <style:paragraph-properties fo:margin-top="0in" fo:margin-bottom="0in" style:contextual-spacing="false" fo:line-height="150%" fo:text-align="justify" style:justify-single-word="false" style:writing-mode="lr-tb"/>
      <style:text-properties style:font-name="Times New Roman1" fo:font-size="14pt" officeooo:paragraph-rsid="0029ddc8" style:font-size-asian="14pt" style:font-size-complex="14pt"/>
    </style:style>
    <style:style style:name="P50" style:family="paragraph" style:parent-style-name="Text_20_body" style:list-style-name="L18">
      <style:paragraph-properties fo:margin-top="0in" fo:margin-bottom="0in" style:contextual-spacing="false" fo:line-height="150%" fo:text-align="justify" style:justify-single-word="false" style:writing-mode="lr-tb"/>
      <style:text-properties style:font-name="Times New Roman1" fo:font-size="14pt" officeooo:paragraph-rsid="0029ddc8" style:font-size-asian="14pt" style:font-size-complex="14pt"/>
    </style:style>
    <style:style style:name="P51" style:family="paragraph" style:parent-style-name="Text_20_body" style:list-style-name="L19">
      <style:paragraph-properties fo:margin-top="0in" fo:margin-bottom="0in" style:contextual-spacing="false" fo:line-height="150%" fo:text-align="justify" style:justify-single-word="false" style:writing-mode="lr-tb"/>
      <style:text-properties style:font-name="Times New Roman1" fo:font-size="14pt" officeooo:paragraph-rsid="0029ddc8" style:font-size-asian="14pt" style:font-size-complex="14pt"/>
    </style:style>
    <style:style style:name="P52" style:family="paragraph" style:parent-style-name="Text_20_body" style:list-style-name="L20">
      <style:paragraph-properties fo:margin-top="0in" fo:margin-bottom="0in" style:contextual-spacing="false" fo:line-height="150%" fo:text-align="justify" style:justify-single-word="false" style:writing-mode="lr-tb"/>
      <style:text-properties style:font-name="Times New Roman1" fo:font-size="14pt" officeooo:paragraph-rsid="0029ddc8" style:font-size-asian="14pt" style:font-size-complex="14pt"/>
    </style:style>
    <style:style style:name="P53"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officeooo:paragraph-rsid="002b8e16" style:font-size-asian="14pt" style:font-size-complex="14pt"/>
    </style:style>
    <style:style style:name="P54"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font-weight="bold" officeooo:paragraph-rsid="00215ea5" style:font-size-asian="14pt" style:font-weight-asian="bold" style:font-size-complex="14pt" style:font-weight-complex="bold"/>
    </style:style>
    <style:style style:name="P55"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font-style="italic" officeooo:paragraph-rsid="00215ea5" style:font-size-asian="14pt" style:font-style-asian="italic" style:font-size-complex="14pt" style:font-style-complex="italic"/>
    </style:style>
    <style:style style:name="P56" style:family="paragraph" style:parent-style-name="Text_20_body">
      <style:paragraph-properties fo:margin-top="0in" fo:margin-bottom="0in" style:contextual-spacing="false" fo:line-height="150%" fo:text-align="justify" style:justify-single-word="false" style:writing-mode="lr-tb"/>
      <style:text-properties style:font-name="Times New Roman1" fo:font-size="14pt" fo:font-style="italic" officeooo:paragraph-rsid="0024ee08" style:font-size-asian="14pt" style:font-style-asian="italic" style:font-size-complex="14pt" style:font-style-complex="italic"/>
    </style:style>
    <style:style style:name="P57" style:family="paragraph" style:parent-style-name="Text_20_body" style:list-style-name="L15">
      <style:paragraph-properties fo:margin-top="0in" fo:margin-bottom="0in" style:contextual-spacing="false" fo:line-height="150%" fo:text-align="justify" style:justify-single-word="false" style:writing-mode="lr-tb"/>
      <style:text-properties officeooo:paragraph-rsid="0027812d"/>
    </style:style>
    <style:style style:name="P58" style:family="paragraph" style:parent-style-name="Text_20_body" style:list-style-name="L7">
      <style:paragraph-properties fo:margin-top="0in" fo:margin-bottom="0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4pt" fo:language="uk" fo:country="UA" fo:font-style="normal" style:text-underline-style="none" fo:font-weight="normal" style:text-blinking="false" fo:background-color="transparent" style:font-size-asian="14pt" style:font-size-complex="14pt"/>
    </style:style>
    <style:style style:name="P59" style:family="paragraph" style:parent-style-name="Text_20_body" style:list-style-name="L2">
      <style:paragraph-properties fo:margin-top="0in" fo:margin-bottom="0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4pt" fo:language="uk" fo:country="UA" fo:font-style="italic" style:text-underline-style="none" fo:font-weight="normal" officeooo:paragraph-rsid="00269783" style:text-blinking="false" fo:background-color="transparent" style:font-size-asian="14pt" style:font-style-asian="italic" style:font-size-complex="14pt" style:font-style-complex="italic"/>
    </style:style>
    <style:style style:name="P60" style:family="paragraph" style:parent-style-name="Text_20_body" style:list-style-name="L1">
      <style:paragraph-properties fo:margin-top="0in" fo:margin-bottom="0in" style:contextual-spacing="false" fo:line-height="150%" fo:text-align="justify" style:justify-single-word="false" fo:background-color="transparent" style:writing-mode="lr-tb">
        <style:background-image/>
      </style:paragraph-properties>
      <style:text-properties style:font-name="Times New Roman1" fo:font-size="14pt" fo:language="uk" fo:country="UA" officeooo:paragraph-rsid="001ef54c" style:font-size-asian="14pt" style:font-size-complex="14pt"/>
    </style:style>
    <style:style style:name="P61" style:family="paragraph" style:parent-style-name="Text_20_body" style:list-style-name="L1">
      <style:paragraph-properties fo:margin-top="0in" fo:margin-bottom="0in" style:contextual-spacing="false" fo:line-height="150%" fo:text-align="justify" style:justify-single-word="false" fo:background-color="transparent" style:writing-mode="lr-tb">
        <style:background-image/>
      </style:paragraph-properties>
      <style:text-properties style:font-name="Times New Roman1" fo:font-size="14pt" fo:language="uk" fo:country="UA" officeooo:paragraph-rsid="00269783" style:font-size-asian="14pt" style:font-size-complex="14pt"/>
    </style:style>
    <style:style style:name="P62" style:family="paragraph" style:parent-style-name="Text_20_body">
      <style:paragraph-properties fo:margin-top="0in" fo:margin-bottom="0in" style:contextual-spacing="false" fo:line-height="150%" fo:text-align="justify" style:justify-single-word="false" fo:background-color="transparent" style:writing-mode="lr-tb">
        <style:background-image/>
      </style:paragraph-properties>
      <style:text-properties style:font-name="Times New Roman1" fo:font-size="14pt" fo:language="uk" fo:country="UA" fo:font-style="italic" officeooo:paragraph-rsid="0029ddc8" style:font-size-asian="14pt" style:font-style-asian="italic" style:font-size-complex="14pt" style:font-style-complex="italic"/>
    </style:style>
    <style:style style:name="P63"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1" fo:font-size="14pt" fo:language="uk" fo:country="UA" fo:font-style="normal" style:text-underline-style="none" fo:font-weight="normal" style:text-blinking="false" fo:background-color="transparent" style:font-size-asian="14pt" style:font-size-complex="14pt"/>
    </style:style>
    <style:style style:name="P64"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style:font-name="Times New Roman1" fo:font-size="14pt" fo:language="uk" fo:country="UA" fo:font-weight="normal" style:font-size-asian="14pt" style:font-size-complex="14pt"/>
    </style:style>
    <style:style style:name="P65"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style:font-name="Times New Roman1" fo:font-size="14pt" fo:language="uk" fo:country="UA" style:font-size-asian="14pt" style:font-size-complex="14pt"/>
    </style:style>
    <style:style style:name="P66"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style:font-name="Times New Roman1" fo:font-size="14pt" fo:language="uk" fo:country="UA" fo:font-style="italic" style:font-size-asian="14pt" style:font-style-asian="italic" style:font-size-complex="14pt" style:font-style-complex="italic"/>
    </style:style>
    <style:style style:name="P67"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style>
    <style:style style:name="P68" style:family="paragraph" style:parent-style-name="Text_20_body" style:master-page-name="">
      <style:paragraph-properties fo:margin-left="0in" fo:margin-right="0in" fo:margin-top="0in" fo:margin-bottom="0in" style:contextual-spacing="false" fo:line-height="150%" fo:text-align="justify" style:justify-single-word="false" fo:text-indent="0.5in" style:auto-text-indent="false" style:page-number="auto" style:writing-mode="lr-tb"/>
      <style:text-properties style:font-name="Times New Roman1" fo:font-size="14pt" fo:language="uk" fo:country="UA" officeooo:paragraph-rsid="001e8692" style:font-size-asian="14pt" style:font-size-complex="14pt"/>
    </style:style>
    <style:style style:name="P6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4pt" fo:language="uk" fo:country="UA" fo:font-style="italic" style:text-underline-style="none" fo:font-weight="normal" officeooo:rsid="0029ddc8" officeooo:paragraph-rsid="0029ddc8" style:text-blinking="false" fo:background-color="transparent" style:font-size-asian="14pt" style:font-style-asian="italic" style:font-size-complex="14pt" style:font-style-complex="italic"/>
    </style:style>
    <style:style style:name="P7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writing-mode="lr-tb"/>
      <style:text-properties style:font-name="Times New Roman1" fo:font-size="14pt" fo:language="uk" fo:country="UA" fo:font-style="italic" style:font-size-asian="14pt" style:font-style-asian="italic" style:font-size-complex="14pt" style:font-style-complex="italic"/>
    </style:style>
    <style:style style:name="P7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writing-mode="lr-tb"/>
      <style:text-properties style:font-name="Times New Roman1" fo:font-size="14pt" fo:language="uk" fo:country="UA" fo:font-style="italic" officeooo:paragraph-rsid="002d6107" style:font-size-asian="14pt" style:font-style-asian="italic" style:font-size-complex="14pt" style:font-style-complex="italic"/>
    </style:style>
    <style:style style:name="P72" style:family="paragraph" style:parent-style-name="Text_20_body">
      <style:paragraph-properties fo:margin-top="0.0835in" fo:margin-bottom="0.0835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style:text-underline-style="none" style:text-blinking="false" fo:background-color="#ffffff" style:font-size-asian="14pt" style:font-size-complex="14pt"/>
    </style:style>
    <style:style style:name="P73" style:family="paragraph" style:parent-style-name="Text_20_body">
      <style:paragraph-properties fo:margin-top="0.0835in" fo:margin-bottom="0.0835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ffffff" style:font-size-asian="14pt" style:font-weight-asian="normal" style:font-size-complex="14pt" style:font-weight-complex="normal"/>
    </style:style>
    <style:style style:name="P74" style:family="paragraph" style:parent-style-name="Text_20_body">
      <style:paragraph-properties fo:margin-top="0.0835in" fo:margin-bottom="0.0835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ffffff" style:font-size-asian="14pt" style:font-size-complex="14pt"/>
    </style:style>
    <style:style style:name="P75" style:family="paragraph" style:parent-style-name="Text_20_body">
      <style:paragraph-properties fo:margin-top="0.0835in" fo:margin-bottom="0.0835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29ddc8" style:text-blinking="false" fo:background-color="#ffffff" style:font-size-asian="14pt" style:font-size-complex="14pt"/>
    </style:style>
    <style:style style:name="P76" style:family="paragraph" style:parent-style-name="Text_20_body">
      <style:paragraph-properties fo:margin-top="0.0835in" fo:margin-bottom="0.0835in" style: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italic" style:text-underline-style="none" fo:font-weight="normal" officeooo:paragraph-rsid="00344cdf" style:text-blinking="false" fo:background-color="#ffffff" style:font-size-asian="14pt" style:font-style-asian="italic" style:font-size-complex="14pt" style:font-style-complex="italic"/>
    </style:style>
    <style:style style:name="P77" style:family="paragraph" style:parent-style-name="Text_20_body">
      <style:paragraph-properties fo:margin-top="0.0835in" fo:margin-bottom="0.0835in" style:contextual-spacing="false" fo:line-height="150%" fo:text-align="justify" style:justify-single-word="false" style:writing-mode="lr-tb"/>
      <style:text-properties style:font-name="Times New Roman1" fo:font-size="14pt" fo:font-weight="normal" officeooo:paragraph-rsid="00288bc0" style:font-size-asian="14pt" style:font-size-complex="14pt"/>
    </style:style>
    <style:style style:name="P78" style:family="paragraph" style:parent-style-name="Text_20_body">
      <style:paragraph-properties fo:margin-top="0.0835in" fo:margin-bottom="0.0835in" style:contextual-spacing="false" fo:line-height="150%" fo:text-align="justify" style:justify-single-word="false" style:writing-mode="lr-tb"/>
      <style:text-properties style:font-name="Times New Roman1" fo:font-size="14pt" fo:font-weight="normal" officeooo:paragraph-rsid="00288bc0" style:font-size-asian="14pt" style:font-weight-asian="normal" style:font-size-complex="14pt" style:font-weight-complex="normal"/>
    </style:style>
    <style:style style:name="P79" style:family="paragraph" style:parent-style-name="Text_20_body">
      <style:paragraph-properties fo:margin-top="0.0835in" fo:margin-bottom="0.0835in" style:contextual-spacing="false" fo:line-height="150%" fo:text-align="justify" style:justify-single-word="false" style:writing-mode="lr-tb"/>
      <style:text-properties style:font-name="Times New Roman1" fo:font-size="14pt" style:font-size-asian="14pt" style:font-size-complex="14pt"/>
    </style:style>
    <style:style style:name="T1" style:family="text">
      <style:text-properties style:font-name="Times New Roman" fo:font-size="14.25pt" fo:font-style="normal" fo:font-weight="normal"/>
    </style:style>
    <style:style style:name="T2" style:family="text">
      <style:text-properties style:font-name="Times New Roman" fo:font-size="14.25pt" fo:language="uk" fo:country="UA" fo:font-style="normal" fo:font-weight="normal" officeooo:rsid="00288bc0"/>
    </style:style>
    <style:style style:name="T3" style:family="text">
      <style:text-properties fo:font-size="14.25pt" fo:font-style="normal" fo:font-weight="normal"/>
    </style:style>
    <style:style style:name="T4" style:family="text">
      <style:text-properties fo:font-size="14.25pt" fo:language="uk" fo:country="UA" fo:font-style="normal" fo:font-weight="normal" officeooo:rsid="00288bc0"/>
    </style:style>
    <style:style style:name="T5" style:family="text">
      <style:text-properties fo:font-style="normal" fo:font-weight="normal"/>
    </style:style>
    <style:style style:name="T6" style:family="text">
      <style:text-properties fo:font-variant="normal" fo:text-transform="none" fo:color="#000000" style:text-line-through-style="none" style:text-line-through-type="none" style:font-name="Times New Roman" fo:font-size="14.25pt"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Times New Roman" fo:font-size="14.2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4.25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Times New Roman" fo:font-size="14.25pt" fo:font-style="normal" style:text-underline-style="none" fo:font-weight="normal" officeooo:rsid="0029ddc8"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4.25pt" fo:font-style="normal" style:text-underline-style="none" fo:font-weight="normal"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4.25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4.25pt" fo:language="uk" fo:country="UA" fo:font-style="normal" style:text-underline-style="none" fo:font-weight="normal" officeooo:rsid="0029ddc8"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29ddc8"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4.25pt"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4.25pt" style:text-underline-style="none" officeooo:rsid="0029ddc8"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4.25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7" style:family="text">
      <style:text-properties fo:font-variant="normal" fo:text-transform="none" fo:color="#000000" style:text-line-through-style="none" style:text-line-through-type="none" fo:font-size="14.25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fo:font-size="14.25pt" fo:font-style="normal" style:text-underline-style="none" fo:font-weight="bold"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fo:font-size="14.25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ize="14.25pt" fo:font-style="normal" style:text-underline-style="none" fo:font-weight="normal"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4.25pt" fo:font-style="normal" style:text-underline-style="none" fo:font-weight="normal" officeooo:rsid="0029ddc8" style:text-blinking="false" fo:background-color="transparent" loext:char-shading-value="0"/>
    </style:style>
    <style:style style:name="T22" style:family="text">
      <style:text-properties fo:font-variant="normal" fo:text-transform="none" fo:color="#000000" style:text-line-through-style="none" style:text-line-through-type="none" fo:font-size="14.25pt" fo:font-style="normal" style:text-underline-style="none" fo:font-weight="normal" style:text-blinking="false" fo:background-color="#ffffff" loext:char-shading-value="0"/>
    </style:style>
    <style:style style:name="T23" style:family="text">
      <style:text-properties fo:font-variant="normal" fo:text-transform="none" fo:color="#000000" style:text-line-through-style="none" style:text-line-through-type="none" fo:font-size="14.25pt" fo:font-style="normal" style:text-underline-style="none" style:text-blinking="false" fo:background-color="#ffffff" loext:char-shading-value="0"/>
    </style:style>
    <style:style style:name="T24" style:family="text">
      <style:text-properties fo:font-variant="normal" fo:text-transform="none" fo:color="#000000" style:text-line-through-style="none" style:text-line-through-type="none" fo:font-size="14.25pt" fo:language="uk" fo:country="UA" fo:font-style="normal" style:text-underline-style="none" fo:font-weight="normal" officeooo:rsid="0029ddc8" style:text-blinking="false" fo:background-color="#ffffff" loext:char-shading-value="0"/>
    </style:style>
    <style:style style:name="T25" style:family="text">
      <style:text-properties fo:font-variant="normal" fo:text-transform="none" fo:color="#000000" style:text-line-through-style="none" style:text-line-through-type="none" fo:font-size="14.25pt" fo:language="uk" fo:country="UA" fo:font-style="normal" style:text-underline-style="none" fo:font-weight="bold" officeooo:rsid="0029ddc8" style:text-blinking="false" fo:background-color="transparent" loext:char-shading-value="0"/>
    </style:style>
    <style:style style:name="T26" style:family="text">
      <style:text-properties fo:font-variant="normal" fo:text-transform="none" fo:color="#000000" style:text-line-through-style="none" style:text-line-through-type="none" fo:font-size="14.25pt"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fo:font-size="14.25pt" style:text-underline-style="none" officeooo:rsid="0029ddc8" style:text-blinking="false" fo:background-color="transparent" loext:char-shading-value="0"/>
    </style:style>
    <style:style style:name="T28" style:family="text">
      <style:text-properties fo:font-variant="normal" fo:text-transform="none" fo:color="#000000" style:text-line-through-style="none" style:text-line-through-type="none" fo:font-size="14.25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29" style:family="text">
      <style:text-properties fo:font-variant="normal" fo:text-transform="none" fo:color="#000000" style:text-line-through-style="none" style:text-line-through-type="none" style:font-name="Times New Roman1" fo:language="uk" fo:country="UA"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language="uk" fo:country="UA" fo:font-style="normal" style:text-underline-style="none" fo:font-weight="normal" officeooo:rsid="001f9404"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1" fo:font-size="14pt" fo:language="uk" fo:country="UA" fo:font-style="normal" style:text-underline-style="none" fo:font-weight="normal" style:text-blinking="false" fo:background-color="transparent" loext:char-shading-value="0" style:font-size-asian="14pt" style:font-size-complex="14pt"/>
    </style:style>
    <style:style style:name="T32" style:family="text">
      <style:text-properties fo:font-variant="normal" fo:text-transform="none" fo:color="#000000" style:text-line-through-style="none" style:text-line-through-type="none" style:font-name="Times New Roman1" fo:font-size="14pt" fo:language="uk" fo:country="UA" fo:font-style="normal" style:text-underline-style="none" fo:font-weight="normal" officeooo:rsid="001f9404" style:text-blinking="false" fo:background-color="transparent" loext:char-shading-value="0" style:font-size-asian="14pt" style:font-size-complex="14pt"/>
    </style:style>
    <style:style style:name="T33" style:family="text">
      <style:text-properties fo:font-variant="normal" fo:text-transform="none" fo:color="#000000" style:text-line-through-style="none" style:text-line-through-type="none" style:font-name="Times New Roman1" fo:font-size="14pt" fo:language="uk" fo:country="UA" fo:font-style="normal" style:text-underline-style="none" fo:font-weight="normal" officeooo:rsid="0027812d" style:text-blinking="false" fo:background-color="transparent" loext:char-shading-value="0" style:font-size-asian="14pt" style:font-weight-asian="normal" style:font-size-complex="14pt" style:font-weight-complex="normal"/>
    </style:style>
    <style:style style:name="T34" style:family="text">
      <style:text-properties fo:font-variant="normal" fo:text-transform="none" fo:color="#000000" style:text-line-through-style="none" style:text-line-through-type="none" style:font-name="Times New Roman1" fo:font-size="14pt" fo:language="uk" fo:country="UA" fo:font-style="normal" style:text-underline-style="none" fo:font-weight="bold" style:text-blinking="false" fo:background-color="transparent" loext:char-shading-value="0" style:font-size-asian="14pt" style:font-weight-asian="bold" style:font-size-complex="14pt" style:font-weight-complex="bold"/>
    </style:style>
    <style:style style:name="T35" style:family="text">
      <style:text-properties fo:font-variant="normal" fo:text-transform="none" fo:color="#000000" style:text-line-through-style="none" style:text-line-through-type="none" style:font-name="Times New Roman1" fo:font-size="14pt" fo:language="uk" fo:country="UA" fo:font-style="normal" style:text-underline-style="none" fo:font-weight="bold" officeooo:rsid="00238d72" style:text-blinking="false" fo:background-color="transparent" loext:char-shading-value="0" style:font-size-asian="14pt" style:font-weight-asian="bold" style:font-size-complex="14pt" style:font-weight-complex="bold"/>
    </style:style>
    <style:style style:name="T36" style:family="text">
      <style:text-properties fo:font-variant="normal" fo:text-transform="none" fo:color="#000000" style:text-line-through-style="none" style:text-line-through-type="none" style:font-name="Times New Roman1" fo:font-size="14pt" fo:language="uk" fo:country="UA" fo:font-style="italic" style:text-underline-style="none" fo:font-weight="normal" officeooo:rsid="0027812d" style:text-blinking="false" fo:background-color="transparent" loext:char-shading-value="0" style:font-size-asian="14pt" style:font-style-asian="italic" style:font-weight-asian="normal" style:font-size-complex="14pt" style:font-style-complex="italic" style:font-weight-complex="normal"/>
    </style:style>
    <style:style style:name="T37"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font-size-asian="14pt" style:font-size-complex="14pt"/>
    </style:style>
    <style:style style:name="T38"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39" style:family="text">
      <style:text-properties fo:font-variant="normal" fo:text-transform="none" fo:color="#000000" style:text-line-through-style="none" style:text-line-through-type="none" style:font-name="Times New Roman1" fo:font-size="14pt"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4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bold" officeooo:rsid="0008b59a" style:text-blinking="false" fo:background-color="transparent" loext:char-shading-value="0"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bold" officeooo:rsid="000a92ac" style:text-blinking="false" fo:background-color="transparent" loext:char-shading-value="0"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4pt" style:font-weight-asian="bold" style:font-size-complex="14pt" style:font-weight-complex="bold"/>
    </style:style>
    <style:style style:name="T45" style:family="text">
      <style:text-properties fo:font-variant="normal" fo:text-transform="none" fo:color="#000000" style:text-line-through-style="none" style:text-line-through-type="none" fo:font-style="normal" style:text-underline-style="none" fo:font-weight="bold" officeooo:rsid="0008b59a" style:text-blinking="false" fo:background-color="transparent" loext:char-shading-value="0" style:font-size-asian="14pt" style:font-weight-asian="bold" style:font-size-complex="14pt" style:font-weight-complex="bold"/>
    </style:style>
    <style:style style:name="T4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4pt" style:font-size-complex="14pt"/>
    </style:style>
    <style:style style:name="T48" style:family="text">
      <style:text-properties fo:font-variant="normal" fo:text-transform="none" fo:color="#000000" style:text-line-through-style="none" style:text-line-through-type="none" fo:font-style="normal" style:text-underline-style="none" fo:font-weight="normal" officeooo:rsid="002d6107"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29ddc8"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2e51d6"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344cdf"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5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55" style:family="text">
      <style:text-properties fo:font-variant="normal" fo:text-transform="none" fo:color="#000000" style:text-line-through-style="none" style:text-line-through-type="none" fo:font-size="14pt" fo:language="uk" fo:country="UA" fo:font-style="normal" style:text-underline-style="none" fo:font-weight="bold" style:text-blinking="false" fo:background-color="transparent" loext:char-shading-value="0" style:font-size-asian="14pt" style:font-weight-asian="bold" style:font-size-complex="14pt" style:font-weight-complex="bold"/>
    </style:style>
    <style:style style:name="T56" style:family="text">
      <style:text-properties fo:font-variant="normal" fo:text-transform="none" fo:color="#000000" style:text-line-through-style="none" style:text-line-through-type="none" fo:font-size="14pt" fo:language="uk" fo:country="UA" fo:font-style="normal" style:text-underline-style="none" fo:font-weight="bold" officeooo:rsid="00238d72" style:text-blinking="false" fo:background-color="transparent" loext:char-shading-value="0" style:font-size-asian="14pt" style:font-weight-asian="bold" style:font-size-complex="14pt" style:font-weight-complex="bold"/>
    </style:style>
    <style:style style:name="T57" style:family="text">
      <style:text-properties fo:font-variant="normal" fo:text-transform="none" fo:color="#000000" style:text-line-through-style="none" style:text-line-through-type="none" fo:font-size="14pt" fo:language="uk" fo:country="UA" fo:font-style="normal" style:text-underline-style="none" fo:font-weight="normal" style:text-blinking="false" fo:background-color="transparent" loext:char-shading-value="0" style:font-size-asian="14pt" style:font-size-complex="14pt"/>
    </style:style>
    <style:style style:name="T58" style:family="text">
      <style:text-properties fo:font-variant="normal" fo:text-transform="none" fo:color="#000000" style:text-line-through-style="none" style:text-line-through-type="none" fo:font-size="14pt" fo:language="uk" fo:country="UA" fo:font-style="normal" style:text-underline-style="none" fo:font-weight="normal" officeooo:rsid="001f9404" style:text-blinking="false" fo:background-color="transparent" loext:char-shading-value="0" style:font-size-asian="14pt" style:font-size-complex="14pt"/>
    </style:style>
    <style:style style:name="T59" style:family="text">
      <style:text-properties fo:font-variant="normal" fo:text-transform="none" fo:color="#000000" style:text-line-through-style="none" style:text-line-through-type="none" fo:font-size="14pt" fo:language="uk" fo:country="UA" fo:font-style="normal" style:text-underline-style="none" fo:font-weight="normal" officeooo:rsid="0027812d" style:text-blinking="false" fo:background-color="transparent" loext:char-shading-value="0" style:font-size-asian="14pt" style:font-weight-asian="normal" style:font-size-complex="14pt" style:font-weight-complex="normal"/>
    </style:style>
    <style:style style:name="T60" style:family="text">
      <style:text-properties fo:font-variant="normal" fo:text-transform="none" fo:color="#000000" style:text-line-through-style="none" style:text-line-through-type="none" fo:font-size="14pt" fo:language="uk" fo:country="UA" fo:font-style="normal" style:text-underline-style="none" officeooo:rsid="00215ea5" style:text-blinking="false" fo:background-color="transparent" loext:char-shading-value="0" style:font-size-asian="14pt" style:font-size-complex="14pt"/>
    </style:style>
    <style:style style:name="T61"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62" style:family="text">
      <style:text-properties fo:font-variant="normal" fo:text-transform="none" fo:color="#000000" style:text-line-through-style="none" style:text-line-through-type="none" fo:font-size="14pt" fo:font-style="normal" style:text-underline-style="none" fo:font-weight="normal" officeooo:rsid="002d6107" style:text-blinking="false" fo:background-color="transparent" loext:char-shading-value="0" style:font-size-asian="14pt" style:font-size-complex="14pt"/>
    </style:style>
    <style:style style:name="T63" style:family="text">
      <style:text-properties fo:font-variant="normal" fo:text-transform="none" fo:color="#000000" style:text-line-through-style="none" style:text-line-through-type="none" fo:font-size="14pt" fo:font-style="normal" style:text-underline-style="none" fo:font-weight="normal" officeooo:rsid="002e51d6" style:text-blinking="false" fo:background-color="transparent" loext:char-shading-value="0" style:font-size-asian="14pt" style:font-size-complex="14pt"/>
    </style:style>
    <style:style style:name="T64"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65" style:family="text">
      <style:text-properties fo:font-variant="normal" fo:text-transform="none" fo:color="#000000" style:text-line-through-style="none" style:text-line-through-type="none" fo:language="uk" fo:country="UA" fo:font-style="normal" style:text-underline-style="none" fo:font-weight="bold" officeooo:rsid="00288bc0" style:text-blinking="false" fo:background-color="transparent" loext:char-shading-value="0"/>
    </style:style>
    <style:style style:name="T66" style:family="text">
      <style:text-properties fo:font-variant="normal" fo:text-transform="none" fo:color="#000000" style:text-line-through-style="none" style:text-line-through-type="none" fo:language="uk" fo:country="UA" fo:font-style="normal" style:text-underline-style="none" fo:font-weight="bold" style:text-blinking="false" fo:background-color="transparent" loext:char-shading-value="0" style:font-weight-asian="bold" style:font-weight-complex="bold"/>
    </style:style>
    <style:style style:name="T67" style:family="text">
      <style:text-properties fo:font-variant="normal" fo:text-transform="none" fo:color="#000000" style:text-line-through-style="none" style:text-line-through-type="none" fo:language="uk" fo:country="UA" fo:font-style="normal" style:text-underline-style="none" fo:font-weight="bold" officeooo:rsid="00238d72" style:text-blinking="false" fo:background-color="transparent" loext:char-shading-value="0" style:font-weight-asian="bold" style:font-weight-complex="bold"/>
    </style:style>
    <style:style style:name="T68" style:family="text">
      <style:text-properties fo:font-variant="normal" fo:text-transform="none" fo:color="#000000" style:text-line-through-style="none" style:text-line-through-type="none" fo:language="uk" fo:country="UA" fo:font-style="normal" style:text-underline-style="none" fo:font-weight="bold" officeooo:rsid="0029ddc8" style:text-blinking="false" fo:background-color="transparent" loext:char-shading-value="0"/>
    </style:style>
    <style:style style:name="T69"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fo:language="uk" fo:country="UA" fo:font-style="normal" style:text-underline-style="none" officeooo:rsid="00215ea5" style:text-blinking="false" fo:background-color="transparent" loext:char-shading-value="0"/>
    </style:style>
    <style:style style:name="T7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fo:language="uk" fo:country="UA" fo:font-style="normal" style:text-underline-style="none" fo:font-weight="normal" officeooo:rsid="0029ddc8" style:text-blinking="false" fo:background-color="#ffffff" loext:char-shading-value="0"/>
    </style:style>
    <style:style style:name="T7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style:text-underline-style="none" officeooo:rsid="0029ddc8" style:text-blinking="false" fo:background-color="transparent" loext:char-shading-value="0"/>
    </style:style>
    <style:style style:name="T7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text-underline-style="none" fo:font-weight="normal" officeooo:rsid="0029ddc8"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fo:font-weight="normal" officeooo:rsid="002d6107"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fo:font-weight="normal" officeooo:rsid="00344cdf" style:text-blinking="false" fo:background-color="transparent" loext:char-shading-value="0"/>
    </style:style>
    <style:style style:name="T7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80" style:family="text">
      <style:text-properties fo:font-variant="normal" fo:text-transform="none" fo:color="#1155cc" style:text-line-through-style="none" style:text-line-through-type="none" style:font-name="Times New Roman1" fo:language="uk" fo:country="UA" fo:font-style="normal" style:text-underline-style="solid" style:text-underline-width="auto" style:text-underline-color="font-color" fo:font-weight="normal" style:text-blinking="false" fo:background-color="transparent" loext:char-shading-value="0"/>
    </style:style>
    <style:style style:name="T81" style:family="text">
      <style:text-properties fo:font-variant="normal" fo:text-transform="none" fo:color="#1155cc" style:text-line-through-style="none" style:text-line-through-type="none" style:font-name="Times New Roman1" fo:font-size="14pt" fo:language="uk" fo:country="UA"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82" style:family="text">
      <style:text-properties fo:font-variant="normal" fo:text-transform="none" fo:color="#1155cc" style:text-line-through-style="none" style:text-line-through-type="none" fo:font-size="14pt" fo:language="uk" fo:country="UA"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83" style:family="text">
      <style:text-properties fo:font-variant="normal" fo:text-transform="none" style:use-window-font-color="true" style:text-line-through-style="none" style:text-line-through-type="none" style:font-name="Times New Roman1" fo:font-size="14pt" fo:language="uk" fo:country="UA" fo:font-style="normal" style:text-underline-style="none" fo:font-weight="normal" officeooo:rsid="0024ee08" style:text-blinking="false" fo:background-color="transparent" loext:char-shading-value="0" style:font-size-asian="14pt" style:font-size-complex="14pt"/>
    </style:style>
    <style:style style:name="T84" style:family="text">
      <style:text-properties fo:font-variant="normal" fo:text-transform="none" style:use-window-font-color="true" style:text-line-through-style="none" style:text-line-through-type="none" fo:font-size="12pt" fo:font-style="normal" style:text-underline-style="none" fo:font-weight="normal" officeooo:rsid="0022bcea" style:text-blinking="false" fo:background-color="transparent" loext:char-shading-value="0" style:font-name-asian="Symbol" style:font-size-asian="12pt" style:font-name-complex="Symbol" style:font-size-complex="12pt"/>
    </style:style>
    <style:style style:name="T85" style:family="text">
      <style:text-properties fo:font-variant="normal" fo:text-transform="none" style:use-window-font-color="true" style:text-line-through-style="none" style:text-line-through-type="none" fo:font-style="normal" style:text-underline-style="none" fo:font-weight="normal" officeooo:rsid="002b7982" style:text-blinking="false" fo:background-color="transparent" loext:char-shading-value="0"/>
    </style:style>
    <style:style style:name="T86" style:family="text">
      <style:text-properties fo:font-variant="normal" fo:text-transform="none" style:use-window-font-color="true" style:text-line-through-style="none" style:text-line-through-type="none" fo:font-style="normal" style:text-underline-style="none" fo:font-weight="normal" officeooo:rsid="001e8692" style:text-blinking="false" fo:background-color="transparent" loext:char-shading-value="0"/>
    </style:style>
    <style:style style:name="T87" style:family="text">
      <style:text-properties fo:font-variant="normal" fo:text-transform="none" style:use-window-font-color="true" style:text-line-through-style="none" style:text-line-through-type="none" fo:font-style="normal" style:text-underline-style="none" fo:font-weight="normal" officeooo:rsid="0022bcea" style:text-blinking="false" fo:background-color="transparent" loext:char-shading-value="0" style:font-name-asian="Symbol" style:font-name-complex="Symbol"/>
    </style:style>
    <style:style style:name="T88" style:family="text">
      <style:text-properties fo:font-variant="normal" fo:text-transform="none" style:use-window-font-color="true" style:text-line-through-style="none" style:text-line-through-type="none" fo:font-size="14pt" fo:font-style="normal" style:text-underline-style="none" fo:font-weight="normal" officeooo:rsid="002b7982" style:text-blinking="false" fo:background-color="transparent" loext:char-shading-value="0" style:font-size-asian="14pt" style:font-size-complex="14pt"/>
    </style:style>
    <style:style style:name="T89" style:family="text">
      <style:text-properties fo:font-variant="normal" fo:text-transform="none" style:use-window-font-color="true" style:text-line-through-style="none" style:text-line-through-type="none" fo:font-size="14pt" fo:font-style="normal" style:text-underline-style="none" fo:font-weight="normal" officeooo:rsid="001e8692" style:text-blinking="false" fo:background-color="transparent" loext:char-shading-value="0" style:font-size-asian="14pt" style:font-size-complex="14pt"/>
    </style:style>
    <style:style style:name="T90" style:family="text">
      <style:text-properties fo:font-variant="normal" fo:text-transform="none" style:use-window-font-color="true" style:text-line-through-style="none" style:text-line-through-type="none" fo:font-size="14pt" fo:language="uk" fo:country="UA" fo:font-style="normal" style:text-underline-style="none" fo:font-weight="normal" officeooo:rsid="0024ee08" style:text-blinking="false" fo:background-color="transparent" loext:char-shading-value="0" style:font-size-asian="14pt" style:font-size-complex="14pt"/>
    </style:style>
    <style:style style:name="T91" style:family="text">
      <style:text-properties fo:font-variant="normal" fo:text-transform="none" style:use-window-font-color="true" style:text-line-through-style="none" style:text-line-through-type="none" style:font-name="Times New Roman1" fo:font-size="12pt" fo:font-style="normal" style:text-underline-style="none" fo:font-weight="normal" officeooo:rsid="0022bcea" style:text-blinking="false" fo:background-color="transparent" loext:char-shading-value="0" style:font-name-asian="Symbol" style:font-size-asian="12pt" style:font-name-complex="Symbol" style:font-size-complex="12pt"/>
    </style:style>
    <style:style style:name="T92" style:family="text">
      <style:text-properties fo:font-variant="normal" fo:text-transform="none" style:use-window-font-color="true" style:text-line-through-style="none" style:text-line-through-type="none" fo:language="uk" fo:country="UA" fo:font-style="normal" style:text-underline-style="none" fo:font-weight="normal" officeooo:rsid="0024ee08" style:text-blinking="false" fo:background-color="transparent" loext:char-shading-value="0"/>
    </style:style>
    <style:style style:name="T93" style:family="text">
      <style:text-properties fo:font-variant="normal" fo:text-transform="none" style:use-window-font-color="true" style:text-line-through-style="none" style:text-line-through-type="none" fo:language="uk" fo:country="UA" fo:font-style="normal" style:text-underline-style="none" fo:font-weight="normal" officeooo:rsid="00329d6a" style:text-blinking="false" fo:background-color="transparent" loext:char-shading-value="0"/>
    </style:style>
    <style:style style:name="T94" style:family="text">
      <style:text-properties fo:font-variant="normal" fo:text-transform="none" style:use-window-font-color="true" style:text-line-through-style="none" style:text-line-through-type="none" fo:language="uk" fo:country="UA" style:text-underline-style="none" fo:font-weight="normal" officeooo:rsid="0024ee08" style:text-blinking="false" fo:background-color="transparent" loext:char-shading-value="0"/>
    </style:style>
    <style:style style:name="T95" style:family="text">
      <style:text-properties fo:font-variant="normal" fo:text-transform="none" style:use-window-font-color="true" style:text-line-through-style="none" style:text-line-through-type="none" fo:language="uk" fo:country="UA" style:text-underline-style="none" fo:font-weight="normal" officeooo:rsid="00329d6a" style:text-blinking="false" fo:background-color="transparent" loext:char-shading-value="0"/>
    </style:style>
    <style:style style:name="T96" style:family="text">
      <style:text-properties fo:font-variant="normal" fo:text-transform="none" style:use-window-font-color="true" style:text-line-through-style="none" style:text-line-through-type="none" style:text-underline-style="none" fo:font-weight="normal" officeooo:rsid="0022bcea" style:text-blinking="false" fo:background-color="transparent" loext:char-shading-value="0" style:font-name-asian="Symbol" style:font-name-complex="Symbol"/>
    </style:style>
    <style:style style:name="T97" style:family="text">
      <style:text-properties fo:language="uk" fo:country="UA"/>
    </style:style>
    <style:style style:name="T98" style:family="text">
      <style:text-properties fo:language="uk" fo:country="UA" officeooo:rsid="00215ea5"/>
    </style:style>
    <style:style style:name="T99" style:family="text">
      <style:text-properties fo:language="uk" fo:country="UA" officeooo:rsid="00224070"/>
    </style:style>
    <style:style style:name="T100" style:family="text">
      <style:text-properties fo:language="uk" fo:country="UA" officeooo:rsid="0027812d"/>
    </style:style>
    <style:style style:name="T101" style:family="text">
      <style:text-properties fo:language="uk" fo:country="UA" officeooo:rsid="0029ddc8"/>
    </style:style>
    <style:style style:name="T102" style:family="text">
      <style:text-properties fo:language="uk" fo:country="UA" fo:font-style="normal" fo:font-weight="normal" officeooo:rsid="00288bc0"/>
    </style:style>
    <style:style style:name="T103" style:family="text">
      <style:text-properties fo:language="uk" fo:country="UA" officeooo:rsid="00329d6a"/>
    </style:style>
    <style:style style:name="T104" style:family="text">
      <style:text-properties fo:font-weight="bold" style:font-weight-asian="bold" style:font-weight-complex="bold"/>
    </style:style>
    <style:style style:name="T105" style:family="text">
      <style:text-properties fo:font-size="11pt" fo:font-weight="bold" style:font-size-asian="11pt" style:font-weight-asian="bold" style:font-size-complex="11pt" style:font-weight-complex="bold"/>
    </style:style>
    <style:style style:name="T106" style:family="text">
      <style:text-properties officeooo:rsid="0008b59a"/>
    </style:style>
    <style:style style:name="T107" style:family="text">
      <style:text-properties officeooo:rsid="000a92ac"/>
    </style:style>
    <style:style style:name="T108" style:family="text">
      <style:text-properties style:font-name="Times New Roman1" fo:font-size="14pt" style:font-size-asian="14pt" style:font-size-complex="14pt"/>
    </style:style>
    <style:style style:name="T109" style:family="text">
      <style:text-properties style:font-name="Times New Roman1" fo:font-size="14pt" style:font-size-asian="12.25pt" style:font-size-complex="14pt"/>
    </style:style>
    <style:style style:name="T110" style:family="text">
      <style:text-properties style:font-name="Times New Roman1" fo:font-size="14pt" fo:language="uk" fo:country="UA" officeooo:rsid="00215ea5" style:font-size-asian="14pt" style:font-size-complex="14pt"/>
    </style:style>
    <style:style style:name="T111" style:family="text">
      <style:text-properties style:font-name="Times New Roman1" fo:font-size="14pt" fo:language="uk" fo:country="UA" fo:font-weight="normal" officeooo:rsid="0027812d" style:font-size-asian="14pt" style:font-weight-asian="normal" style:font-size-complex="14pt" style:font-weight-complex="normal"/>
    </style:style>
    <style:style style:name="T112" style:family="text">
      <style:text-properties style:font-name="Times New Roman1" fo:font-size="14pt" fo:language="uk" fo:country="UA" fo:font-style="italic" fo:font-weight="normal" officeooo:rsid="0027812d" style:font-size-asian="14pt" style:font-style-asian="italic" style:font-weight-asian="normal" style:font-size-complex="14pt" style:font-style-complex="italic" style:font-weight-complex="normal"/>
    </style:style>
    <style:style style:name="T113" style:family="text">
      <style:text-properties style:font-name="Times New Roman1" fo:font-size="14pt" fo:font-weight="bold" style:font-size-asian="14pt" style:font-weight-asian="bold" style:font-size-complex="14pt" style:font-weight-complex="bold"/>
    </style:style>
    <style:style style:name="T114" style:family="text">
      <style:text-properties fo:font-size="14pt"/>
    </style:style>
    <style:style style:name="T115" style:family="text">
      <style:text-properties fo:font-size="14pt" style:font-size-asian="14pt" style:font-size-complex="14pt"/>
    </style:style>
    <style:style style:name="T116" style:family="text">
      <style:text-properties fo:font-size="14pt" officeooo:rsid="001e8692" style:font-size-asian="14pt" style:font-size-complex="14pt"/>
    </style:style>
    <style:style style:name="T117" style:family="text">
      <style:text-properties fo:font-size="14pt" fo:font-style="normal" fo:font-weight="bold" style:font-size-asian="14pt" style:font-style-asian="normal" style:font-weight-asian="bold" style:font-size-complex="14pt" style:font-style-complex="normal" style:font-weight-complex="bold"/>
    </style:style>
    <style:style style:name="T118" style:family="text">
      <style:text-properties fo:font-size="14pt" fo:language="uk" fo:country="UA" officeooo:rsid="00215ea5" style:font-size-asian="14pt" style:font-size-complex="14pt"/>
    </style:style>
    <style:style style:name="T119" style:family="text">
      <style:text-properties fo:font-size="14pt" fo:language="uk" fo:country="UA" fo:font-weight="normal" officeooo:rsid="0027812d" style:font-size-asian="14pt" style:font-weight-asian="normal" style:font-size-complex="14pt" style:font-weight-complex="normal"/>
    </style:style>
    <style:style style:name="T120" style:family="text">
      <style:text-properties fo:font-size="14pt" officeooo:rsid="002d6107"/>
    </style:style>
    <style:style style:name="T121" style:family="text">
      <style:text-properties fo:font-size="14pt" fo:font-weight="bold" style:font-size-asian="14pt" style:font-weight-asian="bold" style:font-size-complex="14pt" style:font-weight-complex="bold"/>
    </style:style>
    <style:style style:name="T122" style:family="text">
      <style:text-properties officeooo:rsid="0017d26e"/>
    </style:style>
    <style:style style:name="T123" style:family="text">
      <style:text-properties officeooo:rsid="001e8692"/>
    </style:style>
    <style:style style:name="T124" style:family="text">
      <style:text-properties style:use-window-font-color="true" officeooo:rsid="002b7982"/>
    </style:style>
    <style:style style:name="T125" style:family="text">
      <style:text-properties style:use-window-font-color="true" fo:language="uk" fo:country="UA" officeooo:rsid="0029c257"/>
    </style:style>
    <style:style style:name="T126" style:family="text">
      <style:text-properties style:use-window-font-color="true" fo:language="uk" fo:country="UA" officeooo:rsid="00215ea5"/>
    </style:style>
    <style:style style:name="T127" style:family="text">
      <style:text-properties style:use-window-font-color="true" fo:language="uk" fo:country="UA" officeooo:rsid="002b7982"/>
    </style:style>
    <style:style style:name="T128" style:family="text">
      <style:text-properties style:use-window-font-color="true" fo:language="uk" fo:country="UA" officeooo:rsid="00224070"/>
    </style:style>
    <style:style style:name="T129" style:family="text">
      <style:text-properties style:use-window-font-color="true" style:font-name="Times New Roman1" fo:font-size="14pt" fo:language="uk" fo:country="UA" officeooo:rsid="0029c257" style:font-size-asian="14pt" style:font-size-complex="14pt"/>
    </style:style>
    <style:style style:name="T130" style:family="text">
      <style:text-properties style:use-window-font-color="true" style:font-name="Times New Roman1" fo:font-size="14pt" fo:language="uk" fo:country="UA" officeooo:rsid="00215ea5" style:font-size-asian="14pt" style:font-size-complex="14pt"/>
    </style:style>
    <style:style style:name="T131" style:family="text">
      <style:text-properties style:use-window-font-color="true" style:font-name="Times New Roman1" fo:font-size="14pt" fo:language="uk" fo:country="UA" officeooo:rsid="002b7982" style:font-size-asian="14pt" style:font-size-complex="14pt"/>
    </style:style>
    <style:style style:name="T132" style:family="text">
      <style:text-properties style:use-window-font-color="true" style:font-name="Times New Roman1" fo:font-size="14pt" fo:language="uk" fo:country="UA" officeooo:rsid="00224070" style:font-size-asian="14pt" style:font-size-complex="14pt"/>
    </style:style>
    <style:style style:name="T133" style:family="text">
      <style:text-properties style:use-window-font-color="true" fo:font-size="14pt" officeooo:rsid="002cef29"/>
    </style:style>
    <style:style style:name="T134" style:family="text">
      <style:text-properties style:use-window-font-color="true" fo:font-size="14pt" officeooo:rsid="002d6107"/>
    </style:style>
    <style:style style:name="T135" style:family="text">
      <style:text-properties style:use-window-font-color="true" fo:font-size="14pt" fo:language="uk" fo:country="UA" officeooo:rsid="0029c257" style:font-size-asian="14pt" style:font-size-complex="14pt"/>
    </style:style>
    <style:style style:name="T136" style:family="text">
      <style:text-properties style:use-window-font-color="true" fo:font-size="14pt" fo:language="uk" fo:country="UA" officeooo:rsid="00215ea5" style:font-size-asian="14pt" style:font-size-complex="14pt"/>
    </style:style>
    <style:style style:name="T137" style:family="text">
      <style:text-properties style:use-window-font-color="true" fo:font-size="14pt" fo:language="uk" fo:country="UA" officeooo:rsid="002b7982" style:font-size-asian="14pt" style:font-size-complex="14pt"/>
    </style:style>
    <style:style style:name="T138" style:family="text">
      <style:text-properties style:use-window-font-color="true" fo:font-size="14pt" fo:language="uk" fo:country="UA" officeooo:rsid="00224070" style:font-size-asian="14pt" style:font-size-complex="14pt"/>
    </style:style>
    <style:style style:name="T139" style:family="text">
      <style:text-properties style:use-window-font-color="true" officeooo:rsid="002cef29"/>
    </style:style>
    <style:style style:name="T140" style:family="text">
      <style:text-properties style:use-window-font-color="true" officeooo:rsid="002d6107"/>
    </style:style>
    <style:style style:name="T141" style:family="text">
      <style:text-properties officeooo:rsid="001f9404"/>
    </style:style>
    <style:style style:name="T142" style:family="text">
      <style:text-properties officeooo:rsid="002d610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docs-internal-guid-cf600f5b-b8a8-b556-5430-164b792d637a"/>МІНІСТЕРСТВО ОСВІТИ І НАУКИ УКРАЇНИ</text:p>
      <text:p text:style-name="P33">ЛЬВІВСЬКИЙ НАЦІОНАЛЬНИЙ УНІВЕРСИТЕТ ІМЕНІ ІВАНА ФРАНКА</text:p>
      <text:p text:style-name="P25">ФАКУЛЬТЕТ ЕЛЕКТРОНІКИ</text:p>
      <text:p text:style-name="P6"/>
      <text:p text:style-name="P26"><text:tab/><text:tab/><text:tab/><text:tab/><text:tab/><text:tab/><text:tab/><text:tab/><text:span text:style-name="T105">КАФЕДРА РАДІОФІЗИКИ <text:s/>ТА <text:tab/><text:tab/><text:tab/><text:tab/><text:tab/><text:tab/><text:tab/><text:tab/><text:tab/>КОМП’ЮТЕРНИХ ТЕХНОЛОГІЙ</text:span></text:p>
      <text:p text:style-name="P15"/>
      <text:p text:style-name="P34"><text:tab/><text:tab/><text:tab/><text:tab/><text:tab/><text:tab/><text:tab/><text:tab/>КАФЕДРА ПЕДАГОГІКИ</text:p>
      <text:p text:style-name="P9"/>
      <text:p text:style-name="P25">ПЛАН – КОНСПЕКТ</text:p>
      <text:p text:style-name="P19">лекці<text:span text:style-name="T122">ї</text:span> <text:span text:style-name="T106">з курсу</text:span></text:p>
      <text:p text:style-name="P22">“<text:span text:style-name="T106">Технології створення програмних продуктів</text:span>” </text:p>
      <text:p text:style-name="P19"><text:span text:style-name="T106">н</text:span>а тему </text:p>
      <text:p text:style-name="P35"><text:span text:style-name="T18">“</text:span><text:span text:style-name="T117">Життєвий цикл і процеси розробки програмного забезпечення</text:span><text:span text:style-name="T18">”,</text:span></text:p>
      <text:p text:style-name="P36"><text:span text:style-name="T18">провведеної для курсу ФеІ-3</text:span></text:p>
      <text:p text:style-name="P36"><text:span text:style-name="T18">19 лютого 2015 року</text:span></text:p>
      <text:p text:style-name="P36"><text:span text:style-name="T18"/></text:p>
      <text:p text:style-name="P4"/>
      <text:p text:style-name="P4"/>
      <text:p text:style-name="P37"><text:span text:style-name="T18">Склала</text:span></text:p>
      <text:p text:style-name="P23">студентка групи ФЕІ-51м</text:p>
      <text:p text:style-name="P20">Литвин В. В.</text:p>
      <text:p text:style-name="P7"/>
      <text:p text:style-name="P7"/>
      <text:p text:style-name="P24">Перевіри<text:span text:style-name="T106">ли</text:span>:</text:p>
      <text:p text:style-name="P21"><text:span text:style-name="T106">доц. Злобін Г. Г. <text:s text:c="4"/></text:span></text:p>
      <text:p text:style-name="P20">доц. <text:span text:style-name="T106">Заячук</text:span> <text:span text:style-name="T106">Ю</text:span>. <text:span text:style-name="T106">Д</text:span>. <text:s/></text:p>
      <text:p text:style-name="P8"/>
      <text:p text:style-name="P8"><text:line-break/></text:p>
      <text:p text:style-name="P8"/>
      <text:p text:style-name="P8"/>
      <text:p text:style-name="P8"/>
      <text:p text:style-name="P18">Львів 201<text:span text:style-name="T106">5</text:span> </text:p>
      <text:p text:style-name="P40"><text:soft-page-break/><text:span text:style-name="T42">1</text:span><text:span text:style-name="T41">. Мета:</text:span><text:span text:style-name="T46"> </text:span></text:p>
      <text:p text:style-name="P68"><text:span text:style-name="T46">навчальна (</text:span>формування у студентів <text:span text:style-name="T123">наукових знать про найпоширеніші м</text:span><text:span text:style-name="T85">оделі життєвого циклу програмних продуктів </text:span><text:span text:style-name="T86">та о</text:span><text:span text:style-name="T85">снови програмних вимог; </text:span>критичного ставлення до проблем<text:span text:style-name="T85"> </text:span><text:span text:style-name="T86">п</text:span><text:span text:style-name="T85">роектування </text:span><text:span text:style-name="T86">та к</text:span><text:span text:style-name="T85">онструювання програмного забезпечення</text:span><text:span text:style-name="T86">; </text:span>ціннісних уявлень про <text:span text:style-name="T123">я</text:span><text:span text:style-name="T85">кість, </text:span><text:span text:style-name="T86">т</text:span><text:span text:style-name="T85">естування </text:span><text:span text:style-name="T86">та</text:span><text:span text:style-name="T85"> </text:span><text:span text:style-name="T86">с</text:span><text:span text:style-name="T85">упровід програмного забезпечення</text:span><text:span text:style-name="T46">); </text:span></text:p>
      <text:p text:style-name="P63">розвивальна (розвивати логічне мислення та вміння вирішувати системні завдання на абстрактних моделях з подальшою реалізацією цих моделей на практиці; удосконалювати вміння аналізувати проблему на рівні архітектури і покращувати спроектовану модель, використовуючи найефективнішу <text:span text:style-name="T123">модель життєвого циклу у відповідності до особливостей системи, що проектується</text:span>); </text:p>
      <text:p text:style-name="P63">виховна (виховувати правила поведінки у колективі; сприяти взаємодії між студентами).</text:p>
      <text:p text:style-name="P39"><text:span text:style-name="T42">2</text:span><text:span text:style-name="T41">. Методи, прийоми, засоби: </text:span></text:p>
      <text:p text:style-name="P27"><text:tab/>розповідь, діалог, порівняння, аналогія, проведення доказів, висловлення аргументів «за» і «проти», побудова та аналіз графіків, кейс-метод, узагальнення, міркування, повідомлення.</text:p>
      <text:p text:style-name="P41"><text:span text:style-name="T42">3</text:span><text:span text:style-name="T41">. Наочність:</text:span></text:p>
      <text:p text:style-name="P28"><text:tab/>схеми на дошці, графіки, презентація на проекторі.</text:p>
      <text:p text:style-name="P39"><text:span text:style-name="T42">4</text:span><text:span text:style-name="T41">. Основні питання лекції:</text:span></text:p>
      <text:list xml:id="list3253520010918078733" text:style-name="L1">
        <text:list-item>
          <text:p text:style-name="P60"><text:span text:style-name="T85">Моделі життєвого циклу для створення програмних продуктів. </text:span></text:p>
        </text:list-item>
        <text:list-item>
          <text:p text:style-name="P60"><text:span text:style-name="T85">Основи програмних вимог. </text:span></text:p>
        </text:list-item>
        <text:list-item>
          <text:p text:style-name="P60"><text:span text:style-name="T85">Проектування програмного забезпечення.</text:span></text:p>
        </text:list-item>
      </text:list>
      <text:p text:style-name="P39"><text:span text:style-name="T43">5</text:span><text:span text:style-name="T41">. Рекомендована література:</text:span></text:p>
      <text:p text:style-name="P39"><text:span text:style-name="T41">Основна</text:span><text:span text:style-name="T46">:</text:span></text:p>
      <text:p text:style-name="P64"><text:span text:style-name="T53">1. Бабенко Л.П., Лавріщева К.М. Основи програмної інженерії. — К.:Знання, 2001. — 269 с.</text:span></text:p>
      <text:p text:style-name="P63">2. S.Guckenheimer, J.Perez, Software Engineering with Microsoft Visual Studio <text:soft-page-break/>Team System, Addison-Wesley Professional, 2006.</text:p>
      <text:p text:style-name="P63"><text:span text:style-name="T141">3</text:span>. В.В. Липаев, Программная инженерия.Методологические основы, ТЕИС, 2006.</text:p>
      <text:p text:style-name="P67"><text:span text:style-name="T32">4</text:span><text:span text:style-name="T31">. SWEBOK 2004 /</text:span><text:a xlink:type="simple" xlink:href="http://www.computer.org/portal/web/swebok/htmlformat"><text:span text:style-name="T81">http://www.computer.org/portal/web/swebok/htmlformat</text:span></text:a></text:p>
      <text:p text:style-name="P63"><text:span text:style-name="T141">5</text:span>. Державний стандарт України. Основні напрямки оцінювання та відбору CASE-iнструментiв. ДСТУ 3919–1999. 2000 р.</text:p>
      <text:p text:style-name="P39"><text:span text:style-name="T41">Додаткова</text:span><text:span text:style-name="T46">.</text:span></text:p>
      <text:p text:style-name="P65"><text:span text:style-name="T46">1. Трофимов С.А. CASE-технологии. Практическая работа в Rational Rose. — М.:Бином, 2002. — 284 с.</text:span></text:p>
      <text:p text:style-name="P63">2. Ф. Брукс Мифический человеко-месяц или как создаются программные системы,‭ ‬Символ-Плюс,‭ ‬2006.</text:p>
      <text:p text:style-name="P63"><text:span text:style-name="T141">3</text:span>. Крачтен Ф. Введение в Rational Unified Process. - М.: Издат. Дом “Вильямс”, 2002. - 240 с.</text:p>
      <text:p text:style-name="P38"><text:span text:style-name="T107">6. </text:span>Основні питання, що розглядаються під час лекції: </text:p>
      <text:p text:style-name="P38"><text:span text:style-name="T53">Хід лекції:</text:span></text:p>
      <text:p text:style-name="P54"><text:span text:style-name="T70">1. </text:span>Вступна частина<text:span text:style-name="T98">.</text:span></text:p>
      <text:p text:style-name="P55"><text:span text:style-name="T98"><text:tab/></text:span><text:span text:style-name="T103">(Привітання).</text:span></text:p>
      <text:p text:style-name="P44"><text:span text:style-name="T98"><text:tab/>На попередній лекції було розглянуто такі ключові поняття </text:span><text:span text:style-name="T125">технології створення програмних продуктів </text:span><text:span text:style-name="T126">як</text:span><text:span text:style-name="T125"> “</text:span><text:span text:style-name="T126">п</text:span><text:span text:style-name="T125">рограма”</text:span><text:span text:style-name="T126">, “програмний засіб(ПЗ)”, “правильність” та “надійність ПЗ”</text:span><text:span text:style-name="T125">. </text:span><text:span text:style-name="T126">Також було проаналізовано п</text:span><text:span text:style-name="T125">роцес обробки даних. </text:span><text:span text:style-name="T126">Сьогодні ми детальніше розглнемо <text:s/>процес п</text:span><text:span text:style-name="T127">роектування програмного забезпечення </text:span><text:span text:style-name="T126">та основи <text:s/></text:span><text:span text:style-name="T127">програмних вимог</text:span><text:span text:style-name="T126">. Також ми проаналізуємо основні моделі життєвого циклу, які використовуються для </text:span><text:span text:style-name="T127">створення програмних продуктів</text:span><text:span text:style-name="T128">. </text:span></text:p>
      <text:p text:style-name="P56"><text:span text:style-name="T94"><text:tab/></text:span><text:span text:style-name="T95">(Повідомлення теми лекції).</text:span></text:p>
      <text:p text:style-name="P3"><text:tab/>Знання міжнародних та українських стандартів з<text:span text:style-name="T99">і</text:span> створення програмних продуктів <text:span text:style-name="T99">є дуже важливими для в</text:span>міння правильно <text:span text:style-name="T97">виб</text:span><text:span text:style-name="T99">и</text:span><text:span text:style-name="T97">рати</text:span> модель життєвого циклу власної системи, <text:span text:style-name="T99">а такі вміння є необхідними для висококласних </text:span><text:soft-page-break/><text:span text:style-name="T99">спеціалістів. Крім того сьогоднішня лекція є важливою для розуміння всіх етапів розробки програмних продуктів, які ми будемо розглядати на наступних заняттях.</text:span></text:p>
      <text:p text:style-name="P45"><text:span text:style-name="T67">2</text:span><text:span text:style-name="T66">. </text:span><text:span text:style-name="T104">Основна частина </text:span><text:span text:style-name="T66">:</text:span></text:p>
      <text:list xml:id="list8898193369782982921" text:style-name="L2">
        <text:list-item>
          <text:p text:style-name="P59"><text:span text:style-name="T124">Моделі життєвого циклу для створення програмних продуктів. </text:span></text:p>
        </text:list-item>
      </text:list>
      <text:p text:style-name="P63"><text:bookmark text:name="docs-internal-guid-e764fca4-c2ef-6b03-b329-4666b3551e3f"/>Модель життєвого циклу (ЖЦ) - це схема виконання робіт і задач в рамках процесів, що забезпечують розробку, експлуатацію і супровід програмного продукту, та відображає життя програмної системи, починаючи від формулювання вимог до неї до припинення її використання.</text:p>
      <text:p text:style-name="P69">(Студентам дається час занотувати визначення.)</text:p>
      <text:p text:style-name="P30"><text:tab/>Історично ця схема робіт містить:</text:p>
      <text:list xml:id="list6520093354018233543" text:style-name="L14">
        <text:list-item>
          <text:p text:style-name="P46">розробку вимог або технічного завдання;</text:p>
        </text:list-item>
        <text:list-item>
          <text:p text:style-name="P46"><text:span text:style-name="T46">розробку системи або технічного проекту;</text:span></text:p>
        </text:list-item>
        <text:list-item>
          <text:p text:style-name="P46"><text:span text:style-name="T46">програмування або робоче проектування;</text:span></text:p>
        </text:list-item>
        <text:list-item>
          <text:p text:style-name="P46"><text:span text:style-name="T46">пробну експлуатацію;</text:span></text:p>
        </text:list-item>
        <text:list-item>
          <text:p text:style-name="P46"><text:span text:style-name="T46">супровід і поліпшення;</text:span></text:p>
        </text:list-item>
        <text:list-item>
          <text:p text:style-name="P46"><text:span text:style-name="T46">зняття з експлуатації.</text:span></text:p>
        </text:list-item>
      </text:list>
      <text:p text:style-name="P30"><text:tab/><text:span text:style-name="T100">С</text:span>ьогодні основою формування нової моделі ЖЦ для конкретної прикладної системи є стандарт ISO/IEC 12207, який задає повний набір процесів (більше 40).</text:p>
      <text:p text:style-name="P16"><text:span text:style-name="T112"><text:tab/>(Студентам наводяться </text:span><text:span text:style-name="T36">с</text:span><text:span text:style-name="T39">хема основних процесів життєвого циклу програмних систем </text:span><text:span text:style-name="T36">та с</text:span><text:span text:style-name="T39">хема допоміжних процесів життєвого циклу програмних систем</text:span><text:span text:style-name="T36">. </text:span></text:p>
      <text:p text:style-name="P16"><text:span text:style-name="T36"><text:tab/>До кожного процесу ЖЦ з обох схем наводиться його коротка характеристика та дається оцінка його ролі в ЖЦ та впливу на результат.)</text:span><text:span text:style-name="T108"><text:line-break/></text:span><text:bookmark text:name="docs-internal-guid-e764fca4-c2f3-3b8b-bb65-54d21e11cadf"/><text:span text:style-name="T108"><text:tab/></text:span><text:span text:style-name="T38">Моделі життєвого циклу для розробки програмних систем: </text:span></text:p>
      <text:p text:style-name="P5"><text:bookmark text:name="docs-internal-guid-e764fca4-c2f4-61ce-43d4-1bf713a0cb7e"/><text:span text:style-name="T100">В лекції розглядається </text:span>чотири основних моделі:</text:p>
      <text:list xml:id="list6799644459799305911" text:style-name="L15">
        <text:list-item>
          <text:p text:style-name="P57"><text:span text:style-name="T37">Каскадна модель</text:span></text:p>
        </text:list-item>
        <text:list-item>
          <text:p text:style-name="P47"><text:span text:style-name="T46">Інкрементна модель</text:span></text:p>
        </text:list-item>
        <text:list-item>
          <text:p text:style-name="P47"><text:span text:style-name="T46">Спіральна модель</text:span></text:p>
        </text:list-item>
        <text:list-item>
          <text:p text:style-name="P47"><text:soft-page-break/><text:span text:style-name="T46">Еволюційна модель</text:span></text:p>
        </text:list-item>
      </text:list>
      <text:p text:style-name="P14"><text:span text:style-name="T100"><text:tab/>(Для кожної з них подається розширена характеристика. Моделі поступово зображаються на дошці, в процесі пояснення кожного процесу він домальовується до загальної схеми. Коли всі процеси нанесені на схему проводиться аналіз її переваг та недоліків, а також наводяться приклади типового використання цієї моделі. </text:span></text:p>
      <text:p text:style-name="P14"><text:span text:style-name="T100"><text:tab/>Студенти приймають активну участь в аналізі моделі та переваг її використання для ситуації запропонованої викладачем. Також розглядаються приклади, запропоновані студентами, по два для кожної моделі.)</text:span></text:p>
      <text:p text:style-name="P12"><text:bookmark text:name="docs-internal-guid-e764fca4-c2fa-41b9-a0ec-93368c317906"/><text:span text:style-name="T40"><text:tab/></text:span><text:span text:style-name="T65">1) </text:span><text:span text:style-name="T40">Каскадна модель (waterflow model)</text:span></text:p>
      <text:p text:style-name="P77"><text:span text:style-name="T54"><text:tab/>Особливість такої моделі полягає у фіксації послідовних процесів розроблення програмного продукту. В її основу покладена модель фабрики, де продукт проходить стадії від задуму до виробництва, потім його передають замовнику у вигляді готового виробу, де заміна не передбачена, хоча можна подати інший подібний виріб. </text:span></text:p>
      <text:p text:style-name="P78"><text:span text:style-name="T54">Недоліки цієї моделі:</text:span></text:p>
      <text:p text:style-name="P72">– <text:span text:style-name="T5">процес створення ПС не завжди вкладається в таку жорстку форму і послідовність дій;</text:span></text:p>
      <text:p text:style-name="P72">– <text:span text:style-name="T5">не враховуються змінювані потреби користувачів, нестабільні умови зовнішнього середовища, які впливають на зміни вимог до ПС під час </text:span><text:span text:style-name="T102">ї</text:span><text:span text:style-name="T5">ї розроблення;</text:span></text:p>
      <text:p text:style-name="P72">– <text:span text:style-name="T5">значний розрив між часом внесення помилки що призводить до суттєвої переробки ПС.</text:span></text:p>
      <text:p text:style-name="P73">Переваги реалізації системи за допомогою каскадної моделі такі:</text:p>
      <text:p text:style-name="P72">– <text:span text:style-name="T5">всі завдання підсистем і системи реалізуються одночасно, завдяки чому не можна забути жодного завдання;</text:span></text:p>
      <text:p text:style-name="P72"><text:soft-page-break/>– <text:span text:style-name="T5">повністю розроблену систему з документацією на неї легше супроводжувати, тестувати, фіксувати помилки і вносити зміни не хаотично, а цілеспрямовано, починаючи з вимог.</text:span></text:p>
      <text:p text:style-name="P74"><text:tab/>Каскадну модель можна розглядати як модель ЖЦ, придатну для створення першої версії ПЗ з метою перевірки реалізованих в ній функцій. При супроводі і експлуатації можуть бути виявлені різного роду помилки, виправлення яких спричинить повторне виконання всіх процесів, починаючи з уточнення вимог.</text:p>
      <text:p text:style-name="P32"><text:bookmark text:name="docs-internal-guid-e764fca4-c2fc-dbd9-807f-b7c04097d9b6"/><text:tab/><text:span text:style-name="T101">2) </text:span>Інкрементна модель (Iterative and incremental development)</text:p>
      <text:p text:style-name="P31"><text:bookmark text:name="docs-internal-guid-e764fca4-c2fd-1a62-c7cb-8500165cf78d"/>При застосуванні даної моделі необхідно враховувати наступні чинники ризику:</text:p>
      <text:list xml:id="list4363372723308170282" text:style-name="L16">
        <text:list-item>
          <text:p text:style-name="P48"><text:span text:style-name="T46">вимоги складені незрозуміло для реалізації;</text:span></text:p>
        </text:list-item>
        <text:list-item>
          <text:p text:style-name="P48"><text:span text:style-name="T46">всі можливості системи потрібно реалізувати із самого початку;</text:span></text:p>
        </text:list-item>
        <text:list-item>
          <text:p text:style-name="P48"><text:span text:style-name="T46">швидко міняються технології і вимоги до системи;</text:span></text:p>
        </text:list-item>
        <text:list-item>
          <text:p text:style-name="P48"><text:span text:style-name="T46">обмеження в ресурсному забезпеченні можуть привести до затягування термінів здачі системи в експлуатацію.</text:span></text:p>
        </text:list-item>
      </text:list>
      <text:p text:style-name="P31"><text:span text:style-name="T101">Таку</text:span> модель розробки доцільно використати, у випадках коли:</text:p>
      <text:list xml:id="list5620013062791159640" text:style-name="L17">
        <text:list-item>
          <text:p text:style-name="P49"><text:span text:style-name="T46">бажано реалізувати деякі можливості системи швидко за рахунок створення проміжного продукту; </text:span></text:p>
        </text:list-item>
        <text:list-item>
          <text:p text:style-name="P49"><text:span text:style-name="T46">система розділена на окремі складові частини структури, які можна уявляти як деякий проміжний продукт;</text:span></text:p>
        </text:list-item>
        <text:list-item>
          <text:p text:style-name="P49"><text:span text:style-name="T46">можливе збільшення фінансування на розробку окремих частин системи.</text:span></text:p>
        </text:list-item>
      </text:list>
      <text:p text:style-name="P32"><text:bookmark text:name="docs-internal-guid-e764fca4-c2fe-1747-a0ba-bf1194eb8541"/><text:tab/><text:span text:style-name="T101">3) </text:span>Спіральна модель</text:p>
      <text:p text:style-name="P75"><text:tab/>Розробка ітераціями відображає об'єктивно існуючий спіральний цикл створення системи. Неповне завершення робіт на кожному етапі дозволяє переходити на наступний етап, не чекаючи повного завершення роботи на поточному. При ітеративному способі розробки відсутню роботу можна буде виконати на наступній ітерації. Головне ж завдання - щонайшвидше показати користувачам системи працездатний продукт, тим самим активізуючи процес <text:soft-page-break/>уточнення і доповнення вимог.</text:p>
      <text:p text:style-name="P74"><text:tab/>Внесення змін орієнтоване на задоволення потреби користувачів одразу, як тільки буде встановлено, що створені артефакти або елементи документації не відповідають дійсному стану розробки.</text:p>
      <text:p text:style-name="P74"><text:tab/>Дана модель ЖЦ допускає аналіз продукту на витку розробки, його перевірку, оцінку правильності та прийняття рішення про перехід на наступний виток або повернення на попередній виток для доопрацювання на ньому проміжного продукту.</text:p>
      <text:p text:style-name="P74"><text:tab/>Відмінність цієї моделі від каскадної полягає в можливості багато разів повертатися до процесу формулювання вимог і до повторної розробки версії системи з будь-якого процесу моделі.</text:p>
      <text:p text:style-name="P79"><text:span text:style-name="T52"><text:tab/>Для програмного продукту така модель не дуже підходить з декількох причин. По-перше, висловлення вимог замовником носить суб'єктивний характер, вимоги можуть багаторазово уточнюватися протягом розробки ПС і навіть після завершення та випробовування, і часом може з'ясуватися, що замовник «хотів зовсім інше». По-друге, змінюються обставини та умови використання системи, тому загальновизнаним законом програмної інженерії є закон еволюції, який сформулюємо так: кожна діюча ПС з часом потребує внесення змін або виводиться з експлуатації.</text:span></text:p>
      <text:p text:style-name="P74"><text:tab/>При необхідності внесення змін до системи на кожному витку з метою отримання нової версії системи обов'язково вносяться зміни в заздалегідь зафіксовані вимоги, після чого повертаються на попередній виток спіралі для продовження реалізації нової версії системи з урахуванням усіх змін.</text:p>
      <text:p text:style-name="P13"><text:bookmark text:name="docs-internal-guid-e764fca4-c2ff-97bf-c834-7fcfe2bc0646"/><text:span text:style-name="T40"><text:tab/></text:span><text:span text:style-name="T68">4) </text:span><text:span text:style-name="T40">Еволюційна модель (RAD- Rapid Application Development)</text:span></text:p>
      <text:p text:style-name="P74"><text:tab/>У разі еволюційної моделі система послідовно розробляється з блоків конструкцій. На відміну від інкрементної моделі в еволюційній моделі вимоги встановлюються частково і уточнюються в кожному наступному проміжному блоці <text:soft-page-break/>структури системи.</text:p>
      <text:p text:style-name="P74"><text:tab/>Використання еволюційної моделі припускає проведення дослідження предметної області для вивчення потреб її замовника і аналізу можливості застосування цієї моделі для реалізації. Модель використовується для розробки нескладних і некритичних систем, де головною вимогою є реалізація функцій системи. При цьому вимоги не можуть бути визначені відразу і повністю. Тому розробка системи здійснюється ітераційним шляхом її еволюційного розвитку з отриманням деякого варіанта системи–прототипу, на якому перевіряється реалізація вимог. </text:p>
      <text:p text:style-name="P13"><text:span text:style-name="T52"><text:tab/>Розвитком цієї моделі є модель еволюційного прототипування в рамках усього ЖЦ розробки ПС</text:span><text:span text:style-name="T72">.</text:span></text:p>
      <text:p text:style-name="P13"><text:bookmark text:name="docs-internal-guid-e764fca4-c300-71e2-91bd-80f0602f3864"/><text:span text:style-name="T46"><text:tab/>При цьому підході враховуються такі чинники ризику:</text:span></text:p>
      <text:list xml:id="list6937692363649483240" text:style-name="L18">
        <text:list-item>
          <text:p text:style-name="P50"><text:span text:style-name="T46">реалізація всіх функцій системи одночасно може привести до громіздкості;</text:span></text:p>
        </text:list-item>
        <text:list-item>
          <text:p text:style-name="P50"><text:span text:style-name="T46">обмежені ресурси зайняті розробкою протягом тривалого часу.</text:span></text:p>
        </text:list-item>
      </text:list>
      <text:p text:style-name="P30">Переваги застосування даної моделі ЖЦ:</text:p>
      <text:list xml:id="list8942281988650782201" text:style-name="L19">
        <text:list-item>
          <text:p text:style-name="P51"><text:span text:style-name="T46">швидка реалізація деяких функціональних можливостей системи;</text:span></text:p>
        </text:list-item>
        <text:list-item>
          <text:p text:style-name="P51"><text:span text:style-name="T46">у системі виділяються окремі частини для реалізації їх у вигляді прототипу;</text:span></text:p>
        </text:list-item>
        <text:list-item>
          <text:p text:style-name="P51"><text:span text:style-name="T46">можливість збільшення фінансування системи;</text:span></text:p>
        </text:list-item>
        <text:list-item>
          <text:p text:style-name="P51"><text:span text:style-name="T46">можливість зворотного зв’язку із замовником для уточнення вимог;</text:span></text:p>
        </text:list-item>
        <text:list-item>
          <text:p text:style-name="P51"><text:span text:style-name="T46">спрощення внесення змін у зв’язку із заміною окремої функції.</text:span></text:p>
        </text:list-item>
      </text:list>
      <text:p text:style-name="P43"><text:span text:style-name="T52">Модель розвивається у напряму додавання нефункціональних вимог до системи, пов'язаних із захистом і безпекою даних, несанкціонованим доступом до них і ін.</text:span></text:p>
      <text:list xml:id="list4920226085873477113" text:style-name="L3">
        <text:list-item>
          <text:p text:style-name="P2"><text:bookmark text:name="docs-internal-guid-e764fca4-c301-95a5-bd89-f3db7ade3e59"/><text:span text:style-name="T73">Основи програмних вимог</text:span><text:span text:style-name="T74">.</text:span></text:p>
        </text:list-item>
      </text:list>
      <text:p text:style-name="P27"><text:bookmark text:name="docs-internal-guid-e764fca4-c302-4ad7-b5ba-2f108ccadf62"/><text:tab/>Вимоги (Requirements) - це властивості, якими має володіти ПЗ, щоб мати певну цінність для користувачів.</text:p>
      <text:p text:style-name="P30"><text:tab/>Вимоги віддзеркалюють потреби людей (замовників, користувачів, розробників), зацікавлених у створенні ПЗ. Замовник і розробник спільно <text:soft-page-break/>проводять збір вимог, їх аналіз, переогляд, визначення необхідних обмежень і документування.</text:p>
      <text:p text:style-name="P30"><text:tab/>Розрізняють вимоги до продукту і до процесу, а також функціональні та нефункціональні вимоги, системні вимоги.</text:p>
      <text:p text:style-name="P74"><text:tab/>У підрозділі розглядається теоретичний і інтелектуальний базис проектування – методи, принципи, засоби і методології, представлені областями в ядрі знань програмної інженерії SWEBOK.</text:p>
      <text:p text:style-name="P74"><text:tab/>Ядро знань SWEBOK – основний науково-технічний документ, що відображає знання та досвід багатьох іноземних і вітчизняних фахівців з програмної інженерії і узгоджується з регламентованими процесами ЖЦ стандарту ISO/IEC 12207.</text:p>
      <text:p text:style-name="P74"><text:tab/>Документ містить у собі опис 10 областей, кожна з яких представлена відповідно до прийнятої всіма учасниками формування ядра SWEBOK загальної схеми опису, що містить у собі визначення понятійного апарату, методів і засобів, а також інструментів підтримки інженерної діяльності. Стосовно кожної області визначено коло знань, які повинні практично використовуватися при виконанні процесів життєвого циклу.</text:p>
      <text:p text:style-name="P76"><text:span text:style-name="T101"><text:tab/>(Студентам наводяться дві схеми п'ять областей для розроблення ПС(головні) та <text:s/>п'ять областей, що забезпечують інженерію керування розробкою ПС(допоміжні організаційні області);</text:span> </text:p>
      <text:p text:style-name="P76"><text:tab/>подається огляд кожної області, визначається її роль у проектуванні і реалізації програмних продуктів. У деяких підрозділах показаний зв'язок з положеннями відповідних стандартів, що регламентують і регулюють виконання процесів проектування програмних систем.<text:span text:style-name="T101">)</text:span></text:p>
      <text:p text:style-name="P43"><text:span text:style-name="T46"><text:tab/>Інженерія вимог до ПЗ - це процес аналізу та документування вимог до ПЗ, який полягає у перетворюванні запропонованих замовником вимог до системи в опис вимог до ПЗ, їх специфікація та верифікація.</text:span></text:p>
      <text:p text:style-name="P30"><text:soft-page-break/><text:tab/>Виявлення вимог - це процес добування інформації з різних джерел замовника (договорів, матеріалів аналітиків щодо завдань і функцій системи тощо), проведення технічних заходів (співбесід, зборів та ін.) для формування ділових вимог на розробку. Вимоги узгоджуються з замовником і виконавцем.</text:p>
      <text:p text:style-name="P11"><text:span text:style-name="T46"><text:tab/>Аналіз вимог - процес вивчення потреб і цілей користувачів, класифікація та перетворення їх до вимог системи, апаратури та програмного забезпечення, встановлення та вирішення конфліктів між вимогами, визначення пріоритетів, меж системи і принципів взаємодії із середовищем функціонування.</text:span></text:p>
      <text:p text:style-name="P10"><text:span text:style-name="T75"><text:tab/>(Студентам дається час занотувати основні визначення.)</text:span></text:p>
      <text:list xml:id="list1332278431096432579" text:style-name="L5">
        <text:list-item>
          <text:p text:style-name="P1"><text:bookmark text:name="docs-internal-guid-e764fca4-c306-e816-32c5-a00868016739"/><text:span text:style-name="T79">Проектування програмного забезпечення</text:span></text:p>
        </text:list-item>
      </text:list>
      <text:p text:style-name="P27"><text:bookmark text:name="docs-internal-guid-e764fca4-c307-4267-f04a-35c035da9bdb"/><text:tab/>Проектування ПЗ (Software design) - процес визначення архітектури, компонентів, інтерфейсів, інших характеристик системи і кінцевого результату.</text:p>
      <text:p text:style-name="P30"><text:tab/>Базова концепція проектування ПЗ - це методологія проектування архітектури за допомогою різних методів (об’єктного, компонентного та ін.), процесів ЖЦ (стандарт ISO/ІЕС12207) і технік: декомпозиція, абстракція, інкапсуляція тощо.</text:p>
      <text:p text:style-name="P30"><text:tab/>При проектуванні структури ПЗ використовується архітектурний стиль проектування, заснований на визначенні основних елементів структури - підсистем, компонентів і зв’язків між ними.</text:p>
      <text:p text:style-name="P30"><text:tab/>Шаблон (патерн) - це типовий конструктивний елемент ПЗ, який задає взаємодію об’єктів (компонентів) проектуємої системи, визначення ролей та відповідальності виконавців. Основною мовою завдання цього елемента є UML.</text:p>
      <text:p text:style-name="P30"><text:tab/><text:span text:style-name="T101">Шаблон</text:span> може бути:</text:p>
      <text:list xml:id="list3613615648681650272" text:style-name="L20">
        <text:list-item>
          <text:p text:style-name="P52"><text:span text:style-name="T46">структурним, в якому визначаються типові композиції структур з об’єктів і класів діаграм класів, об’єктів, зв’язків та ін.;</text:span></text:p>
        </text:list-item>
        <text:list-item>
          <text:p text:style-name="P52"><text:span text:style-name="T46">поведінковим, що визначає схеми взаємодії класів об’єктів і їх поведінка діаграмами активностей, взаємодії, потоків управління та ін.;</text:span></text:p>
        </text:list-item>
        <text:list-item>
          <text:p text:style-name="P52"><text:span text:style-name="T46">креативним, що відображають типові схеми розподілу ролей примірників </text:span><text:soft-page-break/><text:span text:style-name="T46">об’єктів діаграмами взаємодії, кооперації та ін.</text:span> </text:p>
        </text:list-item>
      </text:list>
      <text:p text:style-name="P42"><text:span text:style-name="T75"><text:tab/>(Наводяться приклади шаблонів проектування, відомі студентам з попередніх курсів, зокрема з курсів </text:span><text:span text:style-name="T96">“Основи програмування та алгоритмічні мови”, “Об’єктно-орієнтоване програмування”, “Організація баз даних і знань”.</text:span><text:span text:style-name="T75">)</text:span></text:p>
      <text:p text:style-name="P27"><text:tab/>Результат проектування - архітектура та інфраструктура, що містить набір об’єктів, з яких можна формувати деякий конкретний вигляд архітектурної схеми для конкретного середовища виконання системи.</text:p>
      <text:p text:style-name="P27"><text:tab/>Логічна структура проектованої системи - це композиція об’єктів і готових програмних продуктів, що виконують відповідні функції системи. Композиція ґрунтується на наступних положеннях:</text:p>
      <text:list xml:id="list4656484755260368314" text:style-name="L7">
        <text:list-item>
          <text:p text:style-name="P58">кожна підсистема повинна відображати вимоги та спосіб їх реалізації;</text:p>
        </text:list-item>
        <text:list-item>
          <text:p text:style-name="P58">змінні функції виділяться в підсистеми так, щоб для них про­гнозувалися зміни вимог та окремі об’єкти, пов’язані з актором;</text:p>
        </text:list-item>
        <text:list-item>
          <text:p text:style-name="P58">зв’язок об’єктів здійснюється через інтерфейс;</text:p>
        </text:list-item>
        <text:list-item>
          <text:p text:style-name="P58">кожна підсистема повинна виконувати мінімум послуг або функцій і мати фіксовану множину параметрів інтерфейсу.</text:p>
        </text:list-item>
      </text:list>
      <text:p text:style-name="P62"><text:span text:style-name="T76">(Студентам дається час занотувати основні визначення.)</text:span></text:p>
      <text:p text:style-name="P53"><text:span text:style-name="T66">3. </text:span><text:span text:style-name="T104">Заключна частина</text:span><text:span text:style-name="T66">. </text:span></text:p>
      <text:p text:style-name="P29"><text:bookmark text:name="docs-internal-guid-e764fca4-c30c-aa75-5f63-4aaec9c502e9"/><text:tab/>Отож сьогодні ми детально розглянули поняття ЖЦ ПЗ, його основні процеси та чотири моделі ЖЦ. Також ми ознайомились із основами та стандартами формування вимог до програмного забезпечення. <text:span text:style-name="T142">На наступній лекції ми продовжимо розглядати процеси розробки ПЗ, зокрема поговоримо про м</text:span><text:span text:style-name="T139">етодології моделювання та проектування великих програмних систем, </text:span><text:span text:style-name="T140">які базуються на моделях ЖЦ ПЗ.</text:span></text:p>
      <text:p text:style-name="P71"><text:span text:style-name="T77"><text:tab/>(Студентам</text:span><text:span text:style-name="T75"> даються рекомендації стосовно поглибленого вивчення теми, перераховуються джерела для додаткової інформації по темі і оголошуються питання, які виносяться на самостійне опрацювання. </text:span></text:p>
      <text:p text:style-name="P71"><text:span text:style-name="T75"><text:tab/>Оскільки тема є дуже обширною і водночас надзвичайно актуальною для </text:span><text:soft-page-break/><text:span text:style-name="T75">майбутніх розробників ПЗ та для працівників ІТ сфери загалом і такою, що стрімко розвивається, студентам також дуже коротко повідомляється про тенденції в розвитку </text:span><text:span text:style-name="T77">моделей</text:span><text:span text:style-name="T75"> </text:span><text:span text:style-name="T77">проектування</text:span><text:span text:style-name="T75"> ПЗ та джерела, де можна почерпнути більше інформації про них.</text:span></text:p>
      <text:p text:style-name="P66"><text:span text:style-name="T75">Студентам також нагадують тему наступного заняття і дають завдання до лабораторної роботи.</text:span><text:span text:style-name="T77">)</text:span></text:p>
      <text:p text:style-name="P70"><text:span text:style-name="T77"><text:tab/></text:span><text:span text:style-name="T78">(Подяка за уваг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ce style:name="TimesNewRomanPSMT" svg:font-family="TimesNewRomanPSMT" style:font-family-generic="roman"/>
    <style:font-face style:name="Aharoni" svg:font-family="Aharo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5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1" fo:font-size="14pt" style:font-size-asian="12.25pt" style:font-size-complex="14pt"/>
    </style:style>
    <style:page-layout style:name="Mpm1">
      <style:page-layout-properties fo:page-width="8.5in" fo:page-height="11in" style:num-format="1" style:print-orientation="portrait" fo:margin-top="0.7874in" fo:margin-bottom="0.212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10</text:page-number></text:span></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0:57:36.616000000</meta:creation-date>
    <dc:date>2015-02-26T01:39:45.569000000</dc:date>
    <meta:editing-duration>P2DT41M23S</meta:editing-duration>
    <meta:editing-cycles>36</meta:editing-cycles>
    <meta:generator>LibreOffice/4.2.6.3$Windows_x86 LibreOffice_project/3fd416d4c6db7d3204c17ce57a1d70f6e531ee21</meta:generator>
    <meta:document-statistic meta:table-count="0" meta:image-count="0" meta:object-count="0" meta:page-count="12" meta:paragraph-count="149" meta:word-count="2140" meta:character-count="16488" meta:non-whitespace-character-count="14413"/>
  </office:meta>
</office:document-meta>
</file>